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T21_153" style:family="text"/>
    <style:style style:name="T21_154" style:family="text"/>
    <style:style style:name="T21_155" style:family="text"/>
    <style:style style:name="T21_156" style:family="text"/>
    <style:style style:name="T21_157" style:family="text"/>
    <style:style style:name="T21_158" style:family="text"/>
    <style:style style:name="T21_159" style:family="text"/>
    <style:style style:name="T21_160" style:family="text"/>
    <style:style style:name="T21_161" style:family="text"/>
    <style:style style:name="T21_162" style:family="text"/>
    <style:style style:name="T21_163" style:family="text"/>
    <style:style style:name="T21_164" style:family="text"/>
    <style:style style:name="T21_165" style:family="text"/>
    <style:style style:name="T21_166" style:family="text"/>
    <style:style style:name="T21_167" style:family="text"/>
    <style:style style:name="T21_168" style:family="text"/>
    <style:style style:name="T21_169" style:family="text"/>
    <style:style style:name="T21_170" style:family="text"/>
    <style:style style:name="T21_171" style:family="text"/>
    <style:style style:name="T21_172" style:family="text"/>
    <style:style style:name="T21_173" style:family="text"/>
    <style:style style:name="T21_174" style:family="text"/>
    <style:style style:name="T21_175" style:family="text"/>
    <style:style style:name="T21_176" style:family="text"/>
    <style:style style:name="T21_177" style:family="text"/>
    <style:style style:name="T21_178" style:family="text"/>
    <style:style style:name="T21_179" style:family="text"/>
    <style:style style:name="T21_180" style:family="text"/>
    <style:style style:name="T21_181" style:family="text"/>
    <style:style style:name="T21_182" style:family="text"/>
    <style:style style:name="T21_183" style:family="text"/>
    <style:style style:name="T21_184" style:family="text"/>
    <style:style style:name="T21_185" style:family="text"/>
    <style:style style:name="T21_186" style:family="text"/>
    <style:style style:name="T21_187" style:family="text"/>
    <style:style style:name="T21_188" style:family="text"/>
    <style:style style:name="T21_189" style:family="text"/>
    <style:style style:name="T21_190" style:family="text"/>
    <style:style style:name="T21_191" style:family="text"/>
    <style:style style:name="T21_192" style:family="text"/>
    <style:style style:name="T21_193" style:family="text"/>
    <style:style style:name="T21_194" style:family="text"/>
    <style:style style:name="T21_195" style:family="text"/>
    <style:style style:name="T21_196" style:family="text"/>
    <style:style style:name="T21_197" style:family="text"/>
    <style:style style:name="T21_198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 style:parent-style-name="Standard"/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 style:parent-style-name="Standard"/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/>
    <style:style style:name="T36_151" style:family="text"/>
    <style:style style:name="T36_152" style:family="text"/>
    <style:style style:name="T36_153" style:family="text"/>
    <style:style style:name="T36_154" style:family="text"/>
    <style:style style:name="T36_155" style:family="text"/>
    <style:style style:name="T36_156" style:family="text"/>
    <style:style style:name="T36_157" style:family="text"/>
    <style:style style:name="T36_158" style:family="text"/>
    <style:style style:name="T36_159" style:family="text"/>
    <style:style style:name="T36_160" style:family="text"/>
    <style:style style:name="T36_161" style:family="text"/>
    <style:style style:name="T36_162" style:family="text"/>
    <style:style style:name="T36_163" style:family="text"/>
    <style:style style:name="T36_164" style:family="text"/>
    <style:style style:name="T36_165" style:family="text"/>
    <style:style style:name="T36_166" style:family="text"/>
    <style:style style:name="T36_167" style:family="text"/>
    <style:style style:name="T36_16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T41_17" style:family="text"/>
    <style:style style:name="T41_18" style:family="text">
      <style:text-properties fo:color="#1155cc" style:text-underline-style="solid" style:text-underline-color="font-color"/>
    </style:style>
    <style:style style:name="T41_19" style:family="text"/>
    <style:style style:name="T41_20" style:family="text">
      <style:text-properties fo:color="#1155cc" style:text-underline-style="solid" style:text-underline-color="font-color"/>
    </style:style>
    <style:style style:name="T41_21" style:family="text"/>
    <style:style style:name="T41_22" style:family="text">
      <style:text-properties fo:color="#1155cc" style:text-underline-style="solid" style:text-underline-color="font-color"/>
    </style:style>
    <style:style style:name="T41_23" style:family="text"/>
    <style:style style:name="T41_24" style:family="text">
      <style:text-properties fo:color="#1155cc" style:text-underline-style="solid" style:text-underline-color="font-color"/>
    </style:style>
    <style:style style:name="T41_25" style:family="text"/>
    <style:style style:name="T41_26" style:family="text">
      <style:text-properties fo:color="#1155cc" style:text-underline-style="solid" style:text-underline-color="font-color"/>
    </style:style>
    <style:style style:name="T41_27" style:family="text"/>
    <style:style style:name="T41_28" style:family="text">
      <style:text-properties fo:color="#1155cc" style:text-underline-style="solid" style:text-underline-color="font-color"/>
    </style:style>
    <style:style style:name="T41_29" style:family="text"/>
    <style:style style:name="T41_30" style:family="text">
      <style:text-properties fo:color="#1155cc" style:text-underline-style="solid" style:text-underline-color="font-color"/>
    </style:style>
    <style:style style:name="T41_31" style:family="text"/>
    <style:style style:name="T41_32" style:family="text">
      <style:text-properties fo:color="#1155cc" style:text-underline-style="solid" style:text-underline-color="font-color"/>
    </style:style>
    <style:style style:name="T41_33" style:family="text"/>
    <style:style style:name="T41_34" style:family="text">
      <style:text-properties fo:color="#1155cc" style:text-underline-style="solid" style:text-underline-color="font-color"/>
    </style:style>
    <style:style style:name="T41_35" style:family="text"/>
    <style:style style:name="T41_36" style:family="text">
      <style:text-properties fo:color="#1155cc" style:text-underline-style="solid" style:text-underline-color="font-color"/>
    </style:style>
    <style:style style:name="T41_37" style:family="text"/>
    <style:style style:name="T41_38" style:family="text">
      <style:text-properties fo:color="#1155cc" style:text-underline-style="solid" style:text-underline-color="font-color"/>
    </style:style>
    <style:style style:name="T41_39" style:family="text"/>
    <style:style style:name="T41_40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T43_19" style:family="text"/>
    <style:style style:name="T43_20" style:family="text">
      <style:text-properties fo:color="#1155cc" style:text-underline-style="solid" style:text-underline-color="font-color"/>
    </style:style>
    <style:style style:name="T43_21" style:family="text"/>
    <style:style style:name="T43_22" style:family="text">
      <style:text-properties fo:color="#1155cc" style:text-underline-style="solid" style:text-underline-color="font-color"/>
    </style:style>
    <style:style style:name="T43_23" style:family="text"/>
    <style:style style:name="T43_24" style:family="text">
      <style:text-properties fo:color="#1155cc" style:text-underline-style="solid" style:text-underline-color="font-color"/>
    </style:style>
    <style:style style:name="T43_25" style:family="text"/>
    <style:style style:name="T43_26" style:family="text">
      <style:text-properties fo:color="#1155cc" style:text-underline-style="solid" style:text-underline-color="font-color"/>
    </style:style>
    <style:style style:name="T43_27" style:family="text"/>
    <style:style style:name="T43_28" style:family="text">
      <style:text-properties fo:color="#1155cc" style:text-underline-style="solid" style:text-underline-color="font-color"/>
    </style:style>
    <style:style style:name="T43_29" style:family="text"/>
    <style:style style:name="T43_30" style:family="text">
      <style:text-properties fo:color="#1155cc" style:text-underline-style="solid" style:text-underline-color="font-color"/>
    </style:style>
    <style:style style:name="T43_31" style:family="text"/>
    <style:style style:name="T43_32" style:family="text">
      <style:text-properties fo:color="#1155cc" style:text-underline-style="solid" style:text-underline-color="font-color"/>
    </style:style>
    <style:style style:name="T43_33" style:family="text"/>
    <style:style style:name="T43_34" style:family="text">
      <style:text-properties fo:color="#1155cc" style:text-underline-style="solid" style:text-underline-color="font-color"/>
    </style:style>
    <style:style style:name="T43_35" style:family="text"/>
    <style:style style:name="T43_36" style:family="text">
      <style:text-properties fo:color="#1155cc" style:text-underline-style="solid" style:text-underline-color="font-color"/>
    </style:style>
    <style:style style:name="T43_37" style:family="text"/>
    <style:style style:name="T43_38" style:family="text">
      <style:text-properties fo:color="#1155cc" style:text-underline-style="solid" style:text-underline-color="font-color"/>
    </style:style>
    <style:style style:name="T43_39" style:family="text"/>
    <style:style style:name="T43_40" style:family="text">
      <style:text-properties fo:color="#1155cc" style:text-underline-style="solid" style:text-underline-color="font-color"/>
    </style:style>
    <style:style style:name="T43_41" style:family="text"/>
    <style:style style:name="T43_42" style:family="text">
      <style:text-properties fo:color="#1155cc" style:text-underline-style="solid" style:text-underline-color="font-color"/>
    </style:style>
    <style:style style:name="T43_43" style:family="text"/>
    <style:style style:name="T43_44" style:family="text">
      <style:text-properties fo:color="#1155cc" style:text-underline-style="solid" style:text-underline-color="font-color"/>
    </style:style>
    <style:style style:name="T43_45" style:family="text"/>
    <style:style style:name="T43_46" style:family="text">
      <style:text-properties fo:color="#1155cc" style:text-underline-style="solid" style:text-underline-color="font-color"/>
    </style:style>
    <style:style style:name="T43_47" style:family="text"/>
    <style:style style:name="T43_48" style:family="text">
      <style:text-properties fo:color="#1155cc" style:text-underline-style="solid" style:text-underline-color="font-color"/>
    </style:style>
    <style:style style:name="T43_49" style:family="text"/>
    <style:style style:name="T43_50" style:family="text">
      <style:text-properties fo:color="#1155cc" style:text-underline-style="solid" style:text-underline-color="font-color"/>
    </style:style>
    <style:style style:name="T43_51" style:family="text"/>
    <style:style style:name="T43_52" style:family="text">
      <style:text-properties fo:color="#1155cc" style:text-underline-style="solid" style:text-underline-color="font-color"/>
    </style:style>
    <style:style style:name="T43_53" style:family="text"/>
    <style:style style:name="T43_54" style:family="text">
      <style:text-properties fo:color="#1155cc" style:text-underline-style="solid" style:text-underline-color="font-color"/>
    </style:style>
    <style:style style:name="T43_55" style:family="text"/>
    <style:style style:name="T43_56" style:family="text">
      <style:text-properties fo:color="#1155cc" style:text-underline-style="solid" style:text-underline-color="font-color"/>
    </style:style>
    <style:style style:name="T43_57" style:family="text"/>
    <style:style style:name="T43_58" style:family="text">
      <style:text-properties fo:color="#1155cc" style:text-underline-style="solid" style:text-underline-color="font-color"/>
    </style:style>
    <style:style style:name="T43_59" style:family="text"/>
    <style:style style:name="T43_60" style:family="text">
      <style:text-properties fo:color="#1155cc" style:text-underline-style="solid" style:text-underline-color="font-color"/>
    </style:style>
    <style:style style:name="T43_61" style:family="text"/>
    <style:style style:name="T43_62" style:family="text">
      <style:text-properties fo:color="#1155cc" style:text-underline-style="solid" style:text-underline-color="font-color"/>
    </style:style>
    <style:style style:name="T43_63" style:family="text"/>
    <style:style style:name="T43_64" style:family="text">
      <style:text-properties fo:color="#1155cc" style:text-underline-style="solid" style:text-underline-color="font-color"/>
    </style:style>
    <style:style style:name="T43_65" style:family="text"/>
    <style:style style:name="T43_66" style:family="text">
      <style:text-properties fo:color="#1155cc" style:text-underline-style="solid" style:text-underline-color="font-color"/>
    </style:style>
    <style:style style:name="T43_67" style:family="text"/>
    <style:style style:name="T43_68" style:family="text">
      <style:text-properties fo:color="#1155cc" style:text-underline-style="solid" style:text-underline-color="font-color"/>
    </style:style>
    <style:style style:name="T43_69" style:family="text"/>
    <style:style style:name="T43_70" style:family="text">
      <style:text-properties fo:color="#1155cc" style:text-underline-style="solid" style:text-underline-color="font-color"/>
    </style:style>
    <style:style style:name="T43_71" style:family="text"/>
    <style:style style:name="T43_72" style:family="text">
      <style:text-properties fo:color="#1155cc" style:text-underline-style="solid" style:text-underline-color="font-color"/>
    </style:style>
    <style:style style:name="T43_73" style:family="text"/>
    <style:style style:name="T43_74" style:family="text">
      <style:text-properties fo:color="#1155cc" style:text-underline-style="solid" style:text-underline-color="font-color"/>
    </style:style>
    <style:style style:name="T43_75" style:family="text"/>
    <style:style style:name="T43_76" style:family="text">
      <style:text-properties fo:color="#1155cc" style:text-underline-style="solid" style:text-underline-color="font-color"/>
    </style:style>
    <style:style style:name="T43_77" style:family="text"/>
    <style:style style:name="T43_78" style:family="text">
      <style:text-properties fo:color="#1155cc" style:text-underline-style="solid" style:text-underline-color="font-color"/>
    </style:style>
    <style:style style:name="T43_79" style:family="text"/>
    <style:style style:name="T43_80" style:family="text">
      <style:text-properties fo:color="#1155cc" style:text-underline-style="solid" style:text-underline-color="font-color"/>
    </style:style>
    <style:style style:name="T43_81" style:family="text"/>
    <style:style style:name="T43_82" style:family="text">
      <style:text-properties fo:color="#1155cc" style:text-underline-style="solid" style:text-underline-color="font-color"/>
    </style:style>
    <style:style style:name="T43_83" style:family="text"/>
    <style:style style:name="T43_84" style:family="text">
      <style:text-properties fo:color="#1155cc" style:text-underline-style="solid" style:text-underline-color="font-color"/>
    </style:style>
    <style:style style:name="T43_85" style:family="text"/>
    <style:style style:name="T43_86" style:family="text">
      <style:text-properties fo:color="#1155cc" style:text-underline-style="solid" style:text-underline-color="font-color"/>
    </style:style>
    <style:style style:name="T43_87" style:family="text"/>
    <style:style style:name="T43_88" style:family="text">
      <style:text-properties fo:color="#1155cc" style:text-underline-style="solid" style:text-underline-color="font-color"/>
    </style:style>
    <style:style style:name="T43_89" style:family="text"/>
    <style:style style:name="T43_9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T45_7" style:family="text"/>
    <style:style style:name="T45_8" style:family="text">
      <style:text-properties fo:color="#1155cc" style:text-underline-style="solid" style:text-underline-color="font-color"/>
    </style:style>
    <style:style style:name="T45_9" style:family="text"/>
    <style:style style:name="T45_10" style:family="text">
      <style:text-properties fo:color="#1155cc" style:text-underline-style="solid" style:text-underline-color="font-color"/>
    </style:style>
    <style:style style:name="T45_11" style:family="text"/>
    <style:style style:name="T45_12" style:family="text">
      <style:text-properties fo:color="#1155cc" style:text-underline-style="solid" style:text-underline-color="font-color"/>
    </style:style>
    <style:style style:name="T45_13" style:family="text"/>
    <style:style style:name="T45_14" style:family="text">
      <style:text-properties fo:color="#1155cc" style:text-underline-style="solid" style:text-underline-color="font-color"/>
    </style:style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T45_57" style:family="text"/>
    <style:style style:name="T45_58" style:family="text">
      <style:text-properties fo:color="#1155cc" style:text-underline-style="solid" style:text-underline-color="font-color"/>
    </style:style>
    <style:style style:name="T45_59" style:family="text"/>
    <style:style style:name="T45_60" style:family="text">
      <style:text-properties fo:color="#1155cc" style:text-underline-style="solid" style:text-underline-color="font-color"/>
    </style:style>
    <style:style style:name="T45_61" style:family="text"/>
    <style:style style:name="T45_62" style:family="text">
      <style:text-properties fo:color="#1155cc" style:text-underline-style="solid" style:text-underline-color="font-color"/>
    </style:style>
    <style:style style:name="T45_63" style:family="text"/>
    <style:style style:name="T45_64" style:family="text">
      <style:text-properties fo:color="#1155cc" style:text-underline-style="solid" style:text-underline-color="font-color"/>
    </style:style>
    <style:style style:name="T45_65" style:family="text"/>
    <style:style style:name="T45_6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“</text:span><text:span text:style-name="T1_2">Stallions</text:span><text:span text:style-name="T1_3"><text:s/></text:span><text:span text:style-name="T1_4">of</text:span><text:span text:style-name="T1_5"><text:s/></text:span><text:span text:style-name="T1_6">harmony</text:span><text:span text:style-name="T1_7">”<text:s/></text:span><text:span text:style-name="T1_8">jest</text:span><text:span text:style-name="T1_9"><text:s/></text:span><text:span text:style-name="T1_10">jednym</text:span><text:span text:style-name="T1_11"><text:s/></text:span><text:span text:style-name="T1_12">z</text:span><text:span text:style-name="T1_13"><text:s/></text:span><text:span text:style-name="T1_14">przyjemniejszych</text:span><text:span text:style-name="T1_15"><text:s/></text:span><text:span text:style-name="T1_16">fików</text:span><text:span text:style-name="T1_17"><text:s/></text:span><text:span text:style-name="T1_18">dotyczących</text:span><text:span text:style-name="T1_19"><text:s/></text:span><text:span text:style-name="T1_20">drobnej</text:span><text:span text:style-name="T1_21"><text:s/></text:span><text:span text:style-name="T1_22">zmiany</text:span><text:span text:style-name="T1_23"><text:s/></text:span><text:span text:style-name="T1_24">w</text:span><text:span text:style-name="T1_25"><text:s/></text:span><text:span text:style-name="T1_26">kwestii</text:span><text:span text:style-name="T1_27"><text:s/></text:span><text:span text:style-name="T1_28">elementów</text:span><text:span text:style-name="T1_29"><text:s/></text:span><text:span text:style-name="T1_30">harmonii</text:span><text:span text:style-name="T1_31">,<text:s/></text:span><text:span text:style-name="T1_32">jaki</text:span><text:span text:style-name="T1_33"><text:s/></text:span><text:span text:style-name="T1_34">ostatnio</text:span><text:span text:style-name="T1_35"><text:s/></text:span><text:span text:style-name="T1_36">czytałem</text:span><text:span text:style-name="T1_37">.<text:s/></text:span><text:span text:style-name="T1_38">Dziś</text:span><text:span text:style-name="T1_39"><text:s/></text:span><text:span text:style-name="T1_40">przedstawiam</text:span><text:span text:style-name="T1_41"><text:s/></text:span><text:span text:style-name="T1_42">wam</text:span><text:span text:style-name="T1_43"><text:s/></text:span><text:span text:style-name="T1_44">jego</text:span><text:span text:style-name="T1_45"><text:s/></text:span><text:span text:style-name="T1_46">autora</text:span><text:span text:style-name="T1_47"><text:s/>–<text:s/></text:span><text:span text:style-name="T1_48">Jetto</text:span><text:span text:style-name="T1_49">.</text:span></text:p>
      <text:p text:style-name="P2"/>
      <text:p text:style-name="P3"><text:span text:style-name="T3_1">1.<text:s/></text:span><text:span text:style-name="T3_2">Dzień</text:span><text:span text:style-name="T3_3"><text:s/></text:span><text:span text:style-name="T3_4">dobry</text:span><text:span text:style-name="T3_5"><text:s/></text:span><text:span text:style-name="T3_6">i</text:span><text:span text:style-name="T3_7"><text:s/></text:span><text:span text:style-name="T3_8">bardzo</text:span><text:span text:style-name="T3_9"><text:s/></text:span><text:span text:style-name="T3_10">dziękuję</text:span><text:span text:style-name="T3_11">,<text:s/></text:span><text:span text:style-name="T3_12">że</text:span><text:span text:style-name="T3_13"><text:s/></text:span><text:span text:style-name="T3_14">zgodziłeś</text:span><text:span text:style-name="T3_15"><text:s/></text:span><text:span text:style-name="T3_16">się</text:span><text:span text:style-name="T3_17"><text:s/></text:span><text:span text:style-name="T3_18">na</text:span><text:span text:style-name="T3_19"><text:s/></text:span><text:span text:style-name="T3_20">udzielenie</text:span><text:span text:style-name="T3_21"><text:s/></text:span><text:span text:style-name="T3_22">wywiadu</text:span><text:span text:style-name="T3_23"><text:s/>“</text:span><text:span text:style-name="T3_24">Equestria</text:span><text:span text:style-name="T3_25"><text:s/></text:span><text:span text:style-name="T3_26">Times</text:span><text:span text:style-name="T3_27">”.<text:s/></text:span><text:span text:style-name="T3_28">Przede</text:span><text:span text:style-name="T3_29"><text:s/></text:span><text:span text:style-name="T3_30">wszystkim</text:span><text:span text:style-name="T3_31">,<text:s/></text:span><text:span text:style-name="T3_32">zechciałbyś</text:span><text:span text:style-name="T3_33"><text:s/></text:span><text:span text:style-name="T3_34">powiedzieć</text:span><text:span text:style-name="T3_35"><text:s/></text:span><text:span text:style-name="T3_36">coś</text:span><text:span text:style-name="T3_37"><text:s/></text:span><text:span text:style-name="T3_38">o</text:span><text:span text:style-name="T3_39"><text:s/></text:span><text:span text:style-name="T3_40">sobie</text:span><text:span text:style-name="T3_41"><text:s/></text:span><text:span text:style-name="T3_42">naszym</text:span><text:span text:style-name="T3_43"><text:s/></text:span><text:span text:style-name="T3_44">czytelnikom</text:span><text:span text:style-name="T3_45">?</text:span></text:p>
      <text:p text:style-name="P4"/>
      <text:p text:style-name="P5"><text:span text:style-name="T5_1">Oczywiście</text:span><text:span text:style-name="T5_2">,<text:s/></text:span><text:span text:style-name="T5_3">cała</text:span><text:span text:style-name="T5_4"><text:s/></text:span><text:span text:style-name="T5_5">przyjemność</text:span><text:span text:style-name="T5_6"><text:s/></text:span><text:span text:style-name="T5_7">po</text:span><text:span text:style-name="T5_8"><text:s/></text:span><text:span text:style-name="T5_9">mojej</text:span><text:span text:style-name="T5_10"><text:s/></text:span><text:span text:style-name="T5_11">stronie</text:span><text:span text:style-name="T5_12">.<text:s/></text:span><text:span text:style-name="T5_13">W</text:span><text:span text:style-name="T5_14"><text:s/></text:span><text:span text:style-name="T5_15">internecie</text:span><text:span text:style-name="T5_16"><text:s/></text:span><text:span text:style-name="T5_17">jestem</text:span><text:span text:style-name="T5_18"><text:s/></text:span><text:span text:style-name="T5_19">znany</text:span><text:span text:style-name="T5_20"><text:s/></text:span><text:span text:style-name="T5_21">jako</text:span><text:span text:style-name="T5_22"><text:s/></text:span><text:span text:style-name="T5_23">Jetto</text:span><text:span text:style-name="T5_24"><text:s/></text:span><text:span text:style-name="T5_25">albo</text:span><text:span text:style-name="T5_26"><text:s/></text:span><text:span text:style-name="T5_27">Jet</text:span><text:span text:style-name="T5_28">,<text:s/></text:span><text:span text:style-name="T5_29">autor</text:span><text:span text:style-name="T5_30"><text:s/></text:span><text:span text:style-name="T5_31">serii</text:span><text:span text:style-name="T5_32"><text:s/></text:span><text:span text:style-name="T5_33">fanfikow</text:span><text:span text:style-name="T5_34"><text:s/></text:span><text:span text:style-name="T5_35">z</text:span><text:span text:style-name="T5_36"><text:s/></text:span><text:span text:style-name="T5_37">serii</text:span><text:span text:style-name="T5_38"><text:s/>“</text:span><text:span text:style-name="T5_39">Stallionverse</text:span><text:span text:style-name="T5_40">”,<text:s/></text:span><text:span text:style-name="T5_41">prywatnie</text:span><text:span text:style-name="T5_42"><text:s/></text:span><text:span text:style-name="T5_43">brony</text:span><text:span text:style-name="T5_44">,<text:s/></text:span><text:span text:style-name="T5_45">miłośnik</text:span><text:span text:style-name="T5_46"><text:s/></text:span><text:span text:style-name="T5_47">anime</text:span><text:span text:style-name="T5_48">,<text:s/></text:span><text:span text:style-name="T5_49">gier</text:span><text:span text:style-name="T5_50"><text:s/></text:span><text:span text:style-name="T5_51">komputerowych</text:span><text:span text:style-name="T5_52">,<text:s/></text:span><text:span text:style-name="T5_53">kreskówek</text:span><text:span text:style-name="T5_54"><text:s/></text:span><text:span text:style-name="T5_55">i</text:span><text:span text:style-name="T5_56"><text:s/></text:span><text:span text:style-name="T5_57">wielu</text:span><text:span text:style-name="T5_58"><text:s/></text:span><text:span text:style-name="T5_59">innych</text:span><text:span text:style-name="T5_60"><text:s/></text:span><text:span text:style-name="T5_61">rzeczy</text:span><text:span text:style-name="T5_62">,<text:s/></text:span><text:span text:style-name="T5_63">aczkolwiek</text:span><text:span text:style-name="T5_64"><text:s/></text:span><text:span text:style-name="T5_65">moją</text:span><text:span text:style-name="T5_66"><text:s/></text:span><text:span text:style-name="T5_67">największą</text:span><text:span text:style-name="T5_68"><text:s/></text:span><text:span text:style-name="T5_69">miłością</text:span><text:span text:style-name="T5_70"><text:s/></text:span><text:span text:style-name="T5_71">zawsze</text:span><text:span text:style-name="T5_72"><text:s/></text:span><text:span text:style-name="T5_73">będą</text:span><text:span text:style-name="T5_74"><text:s/></text:span><text:span text:style-name="T5_75">gry</text:span><text:span text:style-name="T5_76"><text:s/></text:span><text:span text:style-name="T5_77">planszowe</text:span><text:span text:style-name="T5_78">.<text:s/></text:span><text:span text:style-name="T5_79">I</text:span><text:span text:style-name="T5_80">,<text:s/></text:span><text:span text:style-name="T5_81">mimo</text:span><text:span text:style-name="T5_82"><text:s/></text:span><text:span text:style-name="T5_83">że</text:span><text:span text:style-name="T5_84"><text:s/></text:span><text:span text:style-name="T5_85">się</text:span><text:span text:style-name="T5_86"><text:s/></text:span><text:span text:style-name="T5_87">z</text:span><text:span text:style-name="T5_88"><text:s/></text:span><text:span text:style-name="T5_89">tym</text:span><text:span text:style-name="T5_90"><text:s/></text:span><text:span text:style-name="T5_91">nie</text:span><text:span text:style-name="T5_92"><text:s/></text:span><text:span text:style-name="T5_93">obnoszę</text:span><text:span text:style-name="T5_94"><text:s/></text:span><text:span text:style-name="T5_95">nikomu</text:span><text:span text:style-name="T5_96">,<text:s/></text:span><text:span text:style-name="T5_97">jestem</text:span><text:span text:style-name="T5_98"><text:s/></text:span><text:span text:style-name="T5_99">również</text:span><text:span text:style-name="T5_100"><text:s/></text:span><text:span text:style-name="T5_101">Polakiem</text:span><text:span text:style-name="T5_102">,<text:s/></text:span><text:span text:style-name="T5_103">który</text:span><text:span text:style-name="T5_104"><text:s/></text:span><text:span text:style-name="T5_105">nigdy</text:span><text:span text:style-name="T5_106"><text:s/></text:span><text:span text:style-name="T5_107">nie</text:span><text:span text:style-name="T5_108"><text:s/></text:span><text:span text:style-name="T5_109">napisał</text:span><text:span text:style-name="T5_110"><text:s/></text:span><text:span text:style-name="T5_111">nic</text:span><text:span text:style-name="T5_112"><text:s/></text:span><text:span text:style-name="T5_113">w</text:span><text:span text:style-name="T5_114"><text:s/></text:span><text:span text:style-name="T5_115">rodzimym</text:span><text:span text:style-name="T5_116"><text:s/></text:span><text:span text:style-name="T5_117">języku</text:span><text:span text:style-name="T5_118">.</text:span></text:p>
      <text:p text:style-name="P6"/>
      <text:p text:style-name="P7"><text:span text:style-name="T7_1">2.<text:s/></text:span><text:span text:style-name="T7_2">Twoje</text:span><text:span text:style-name="T7_3"><text:s/>“</text:span><text:span text:style-name="T7_4">Stallionverse</text:span><text:span text:style-name="T7_5">”<text:s/></text:span><text:span text:style-name="T7_6">to</text:span><text:span text:style-name="T7_7"><text:s/></text:span><text:span text:style-name="T7_8">bardzo</text:span><text:span text:style-name="T7_9"><text:s/></text:span><text:span text:style-name="T7_10">ciekawy</text:span><text:span text:style-name="T7_11"><text:s/></text:span><text:span text:style-name="T7_12">przykład</text:span><text:span text:style-name="T7_13"><text:s/></text:span><text:span text:style-name="T7_14">uniwersum</text:span><text:span text:style-name="T7_15">,<text:s/></text:span><text:span text:style-name="T7_16">w</text:span><text:span text:style-name="T7_17"><text:s/></text:span><text:span text:style-name="T7_18">którym</text:span><text:span text:style-name="T7_19"><text:s/></text:span><text:span text:style-name="T7_20">drobna</text:span><text:span text:style-name="T7_21"><text:s/></text:span><text:span text:style-name="T7_22">zmiana</text:span><text:span text:style-name="T7_23"><text:s/></text:span><text:span text:style-name="T7_24">w</text:span><text:span text:style-name="T7_25"><text:s/></text:span><text:span text:style-name="T7_26">związku</text:span><text:span text:style-name="T7_27"><text:s/></text:span><text:span text:style-name="T7_28">z</text:span><text:span text:style-name="T7_29"><text:s/></text:span><text:span text:style-name="T7_30">elementami</text:span><text:span text:style-name="T7_31"><text:s/></text:span><text:span text:style-name="T7_32">harmonii</text:span><text:span text:style-name="T7_33"><text:s/></text:span><text:span text:style-name="T7_34">na</text:span><text:span text:style-name="T7_35"><text:s/></text:span><text:span text:style-name="T7_36">początku</text:span><text:span text:style-name="T7_37"><text:s/></text:span><text:span text:style-name="T7_38">historii</text:span><text:span text:style-name="T7_39"><text:s/></text:span><text:span text:style-name="T7_40">prowadzi</text:span><text:span text:style-name="T7_41"><text:s/></text:span><text:span text:style-name="T7_42">do</text:span><text:span text:style-name="T7_43"><text:s/></text:span><text:span text:style-name="T7_44">ciekawych</text:span><text:span text:style-name="T7_45"><text:s/></text:span><text:span text:style-name="T7_46">rezultatów</text:span><text:span text:style-name="T7_47">.<text:s/></text:span><text:span text:style-name="T7_48">Długo</text:span><text:span text:style-name="T7_49"><text:s/></text:span><text:span text:style-name="T7_50">musiałeś</text:span><text:span text:style-name="T7_51"><text:s/></text:span><text:span text:style-name="T7_52">myśleć</text:span><text:span text:style-name="T7_53"><text:s/></text:span><text:span text:style-name="T7_54">nad</text:span><text:span text:style-name="T7_55"><text:s/></text:span><text:span text:style-name="T7_56">ideą</text:span><text:span text:style-name="T7_57"><text:s/></text:span><text:span text:style-name="T7_58">tego</text:span><text:span text:style-name="T7_59"><text:s/></text:span><text:span text:style-name="T7_60">opowiadania</text:span><text:span text:style-name="T7_61">?<text:s/></text:span><text:span text:style-name="T7_62">Czy</text:span><text:span text:style-name="T7_63"><text:s/></text:span><text:span text:style-name="T7_64">może</text:span><text:span text:style-name="T7_65"><text:s/></text:span><text:span text:style-name="T7_66">przyszła</text:span><text:span text:style-name="T7_67"><text:s/></text:span><text:span text:style-name="T7_68">jak</text:span><text:span text:style-name="T7_69"><text:s/></text:span><text:span text:style-name="T7_70">grom</text:span><text:span text:style-name="T7_71"><text:s/></text:span><text:span text:style-name="T7_72">z</text:span><text:span text:style-name="T7_73"><text:s/></text:span><text:span text:style-name="T7_74">jasnego</text:span><text:span text:style-name="T7_75"><text:s/></text:span><text:span text:style-name="T7_76">nieba</text:span><text:span text:style-name="T7_77"><text:s/></text:span><text:span text:style-name="T7_78">i</text:span><text:span text:style-name="T7_79"><text:s/></text:span><text:span text:style-name="T7_80">od</text:span><text:span text:style-name="T7_81"><text:s/></text:span><text:span text:style-name="T7_82">razu</text:span><text:span text:style-name="T7_83"><text:s/></text:span><text:span text:style-name="T7_84">mogłeś</text:span><text:span text:style-name="T7_85"><text:s/></text:span><text:span text:style-name="T7_86">zabrać</text:span><text:span text:style-name="T7_87"><text:s/></text:span><text:span text:style-name="T7_88">się</text:span><text:span text:style-name="T7_89"><text:s/></text:span><text:span text:style-name="T7_90">do</text:span><text:span text:style-name="T7_91"><text:s/></text:span><text:span text:style-name="T7_92">pracy</text:span><text:span text:style-name="T7_93">?</text:span></text:p>
      <text:p text:style-name="P8"/>
      <text:p text:style-name="P9"><text:span text:style-name="T9_1">Coś</text:span><text:span text:style-name="T9_2"><text:s/></text:span><text:span text:style-name="T9_3">pomiędzy</text:span><text:span text:style-name="T9_4">.<text:s/></text:span><text:span text:style-name="T9_5">Pomysł</text:span><text:span text:style-name="T9_6"><text:s/></text:span><text:span text:style-name="T9_7">zrodził</text:span><text:span text:style-name="T9_8"><text:s/></text:span><text:span text:style-name="T9_9">się</text:span><text:span text:style-name="T9_10"><text:s/></text:span><text:span text:style-name="T9_11">głównie</text:span><text:span text:style-name="T9_12"><text:s/></text:span><text:span text:style-name="T9_13">podczas</text:span><text:span text:style-name="T9_14"><text:s/></text:span><text:span text:style-name="T9_15">czytania</text:span><text:span text:style-name="T9_16"><text:s/></text:span><text:span text:style-name="T9_17">kolejnych</text:span><text:span text:style-name="T9_18"><text:s/></text:span><text:span text:style-name="T9_19">opowiadań</text:span><text:span text:style-name="T9_20"><text:s/></text:span><text:span text:style-name="T9_21">z</text:span><text:span text:style-name="T9_22"><text:s/>“</text:span><text:span text:style-name="T9_23">Lunaverse</text:span><text:span text:style-name="T9_24">”,<text:s/></text:span><text:span text:style-name="T9_25">uniwersum</text:span><text:span text:style-name="T9_26">,<text:s/></text:span><text:span text:style-name="T9_27">w</text:span><text:span text:style-name="T9_28"><text:s/></text:span><text:span text:style-name="T9_29">którym</text:span><text:span text:style-name="T9_30"><text:s/></text:span><text:span text:style-name="T9_31">to</text:span><text:span text:style-name="T9_32"><text:s/></text:span><text:span text:style-name="T9_33">Celestia</text:span><text:span text:style-name="T9_34"><text:s/></text:span><text:span text:style-name="T9_35">stała</text:span><text:span text:style-name="T9_36"><text:s/></text:span><text:span text:style-name="T9_37">się</text:span><text:span text:style-name="T9_38"><text:s/></text:span><text:span text:style-name="T9_39">wielkim</text:span><text:span text:style-name="T9_40"><text:s/></text:span><text:span text:style-name="T9_41">złem</text:span><text:span text:style-name="T9_42"><text:s/></text:span><text:span text:style-name="T9_43">zamiast</text:span><text:span text:style-name="T9_44"><text:s/></text:span><text:span text:style-name="T9_45">Luny</text:span><text:span text:style-name="T9_46">,<text:s/></text:span><text:span text:style-name="T9_47">a</text:span><text:span text:style-name="T9_48"><text:s/></text:span><text:span text:style-name="T9_49">elementami</text:span><text:span text:style-name="T9_50"><text:s/></text:span><text:span text:style-name="T9_51">harmonii</text:span><text:span text:style-name="T9_52"><text:s/></text:span><text:span text:style-name="T9_53">zostało</text:span><text:span text:style-name="T9_54"><text:s/></text:span><text:span text:style-name="T9_55">sześć</text:span><text:span text:style-name="T9_56"><text:s/></text:span><text:span text:style-name="T9_57">kompletnie</text:span><text:span text:style-name="T9_58"><text:s/></text:span><text:span text:style-name="T9_59">innych</text:span><text:span text:style-name="T9_60"><text:s/></text:span><text:span text:style-name="T9_61">postaci</text:span><text:span text:style-name="T9_62">.<text:s/></text:span><text:span text:style-name="T9_63">To</text:span><text:span text:style-name="T9_64">,<text:s/></text:span><text:span text:style-name="T9_65">co</text:span><text:span text:style-name="T9_66"><text:s/></text:span><text:span text:style-name="T9_67">mnie</text:span><text:span text:style-name="T9_68"><text:s/></text:span><text:span text:style-name="T9_69">urzekło</text:span><text:span text:style-name="T9_70"><text:s/></text:span><text:span text:style-name="T9_71">w</text:span><text:span text:style-name="T9_72"><text:s/></text:span><text:span text:style-name="T9_73">tej</text:span><text:span text:style-name="T9_74"><text:s/></text:span><text:span text:style-name="T9_75">serii</text:span><text:span text:style-name="T9_76">,<text:s/></text:span><text:span text:style-name="T9_77">to</text:span><text:span text:style-name="T9_78"><text:s/></text:span><text:span text:style-name="T9_79">wszystkie</text:span><text:span text:style-name="T9_80"><text:s/></text:span><text:span text:style-name="T9_81">zmiany</text:span><text:span text:style-name="T9_82">,<text:s/></text:span><text:span text:style-name="T9_83">które</text:span><text:span text:style-name="T9_84"><text:s/></text:span><text:span text:style-name="T9_85">zaszły</text:span><text:span text:style-name="T9_86"><text:s/></text:span><text:span text:style-name="T9_87">z</text:span><text:span text:style-name="T9_88"><text:s/></text:span><text:span text:style-name="T9_89">tego</text:span><text:span text:style-name="T9_90"><text:s/></text:span><text:span text:style-name="T9_91">powodu</text:span><text:span text:style-name="T9_92"><text:s/></text:span><text:span text:style-name="T9_93">i</text:span><text:span text:style-name="T9_94"><text:s/></text:span><text:span text:style-name="T9_95">wytłumaczenie</text:span><text:span text:style-name="T9_96">,<text:s/></text:span><text:span text:style-name="T9_97">co</text:span><text:span text:style-name="T9_98"><text:s/></text:span><text:span text:style-name="T9_99">i</text:span><text:span text:style-name="T9_100"><text:s/></text:span><text:span text:style-name="T9_101">dlaczego</text:span><text:span text:style-name="T9_102"><text:s/></text:span><text:span text:style-name="T9_103">działa</text:span><text:span text:style-name="T9_104"><text:s/></text:span><text:span text:style-name="T9_105">inaczej</text:span><text:span text:style-name="T9_106"><text:s/></text:span><text:span text:style-name="T9_107">niż</text:span><text:span text:style-name="T9_108"><text:s/></text:span><text:span text:style-name="T9_109">w</text:span><text:span text:style-name="T9_110"><text:s/></text:span><text:span text:style-name="T9_111">oryginale</text:span><text:span text:style-name="T9_112"><text:s/></text:span><text:span text:style-name="T9_113">oraz</text:span><text:span text:style-name="T9_114"><text:s/></text:span><text:span text:style-name="T9_115">co</text:span><text:span text:style-name="T9_116"><text:s/></text:span><text:span text:style-name="T9_117">zrobiłyby</text:span><text:span text:style-name="T9_118"><text:s/></text:span><text:span text:style-name="T9_119">kanoniczne</text:span><text:span text:style-name="T9_120"><text:s/></text:span><text:span text:style-name="T9_121">bohaterki</text:span><text:span text:style-name="T9_122">,<text:s/></text:span><text:span text:style-name="T9_123">gdyby</text:span><text:span text:style-name="T9_124"><text:s/></text:span><text:span text:style-name="T9_125">nigdy</text:span><text:span text:style-name="T9_126"><text:s/></text:span><text:span text:style-name="T9_127">nie</text:span><text:span text:style-name="T9_128"><text:s/></text:span><text:span text:style-name="T9_129">ratowały</text:span><text:span text:style-name="T9_130"><text:s/></text:span><text:span text:style-name="T9_131">świata</text:span><text:span text:style-name="T9_132">.<text:s/></text:span><text:span text:style-name="T9_133">Chcąc</text:span><text:span text:style-name="T9_134"><text:s/></text:span><text:span text:style-name="T9_135">nie</text:span><text:span text:style-name="T9_136"><text:s/></text:span><text:span text:style-name="T9_137">chcąc</text:span><text:span text:style-name="T9_138">,<text:s/></text:span><text:span text:style-name="T9_139">zacząłem</text:span><text:span text:style-name="T9_140"><text:s/></text:span><text:span text:style-name="T9_141">zastanawiać</text:span><text:span text:style-name="T9_142"><text:s/></text:span><text:span text:style-name="T9_143">się</text:span><text:span text:style-name="T9_144">,<text:s/></text:span><text:span text:style-name="T9_145">jakie</text:span><text:span text:style-name="T9_146"><text:s/></text:span><text:span text:style-name="T9_147">inne</text:span><text:span text:style-name="T9_148"><text:s/></text:span><text:span text:style-name="T9_149">uniwersum</text:span><text:span text:style-name="T9_150"><text:s/></text:span><text:span text:style-name="T9_151">mogłoby</text:span><text:span text:style-name="T9_152"><text:s/></text:span><text:span text:style-name="T9_153">powstać</text:span><text:span text:style-name="T9_154"><text:s/></text:span><text:span text:style-name="T9_155">i</text:span><text:span text:style-name="T9_156"><text:s/></text:span><text:span text:style-name="T9_157">to</text:span><text:span text:style-name="T9_158">,<text:s/></text:span><text:span text:style-name="T9_159">w</text:span><text:span text:style-name="T9_160"><text:s/></text:span><text:span text:style-name="T9_161">którym</text:span><text:span text:style-name="T9_162"><text:s/></text:span><text:span text:style-name="T9_163">postaci</text:span><text:span text:style-name="T9_164"><text:s/></text:span><text:span text:style-name="T9_165">męskie</text:span><text:span text:style-name="T9_166"><text:s/></text:span><text:span text:style-name="T9_167">mają</text:span><text:span text:style-name="T9_168"><text:s/></text:span><text:span text:style-name="T9_169">główną</text:span><text:span text:style-name="T9_170"><text:s/></text:span><text:span text:style-name="T9_171">rolę</text:span><text:span text:style-name="T9_172">,<text:s/></text:span><text:span text:style-name="T9_173">było</text:span><text:span text:style-name="T9_174"><text:s/></text:span><text:span text:style-name="T9_175">najbardziej</text:span><text:span text:style-name="T9_176"><text:s/></text:span><text:span text:style-name="T9_177">oczywistą</text:span><text:span text:style-name="T9_178"><text:s/></text:span><text:span text:style-name="T9_179">opcją</text:span><text:span text:style-name="T9_180">.<text:s/></text:span><text:span text:style-name="T9_181">Reszta</text:span><text:span text:style-name="T9_182"><text:s/></text:span><text:span text:style-name="T9_183">wymyśliła</text:span><text:span text:style-name="T9_184"><text:s/></text:span><text:span text:style-name="T9_185">się</text:span><text:span text:style-name="T9_186"><text:s/></text:span><text:span text:style-name="T9_187">sama</text:span><text:span text:style-name="T9_188"><text:s/></text:span><text:span text:style-name="T9_189">z</text:span><text:span text:style-name="T9_190"><text:s/></text:span><text:span text:style-name="T9_191">czasem</text:span><text:span text:style-name="T9_192"><text:s/>–<text:s/></text:span><text:span text:style-name="T9_193">pełen</text:span><text:span text:style-name="T9_194"><text:s/></text:span><text:span text:style-name="T9_195">skład</text:span><text:span text:style-name="T9_196"><text:s/></text:span><text:span text:style-name="T9_197">elementów</text:span><text:span text:style-name="T9_198"><text:s/>(</text:span><text:span text:style-name="T9_199">który</text:span><text:span text:style-name="T9_200"><text:s/></text:span><text:span text:style-name="T9_201">zmieniał</text:span><text:span text:style-name="T9_202"><text:s/></text:span><text:span text:style-name="T9_203">się</text:span><text:span text:style-name="T9_204"><text:s/></text:span><text:span text:style-name="T9_205">parę</text:span><text:span text:style-name="T9_206"><text:s/></text:span><text:span text:style-name="T9_207">razy</text:span><text:span text:style-name="T9_208">),<text:s/></text:span><text:span text:style-name="T9_209">ich</text:span><text:span text:style-name="T9_210"><text:s/></text:span><text:span text:style-name="T9_211">przygody</text:span><text:span text:style-name="T9_212">,<text:s/></text:span><text:span text:style-name="T9_213">osobowości</text:span><text:span text:style-name="T9_214">,<text:s/></text:span><text:span text:style-name="T9_215">relacje</text:span><text:span text:style-name="T9_216"><text:s/></text:span><text:span text:style-name="T9_217">międzylu</text:span><text:span text:style-name="T9_218">…<text:s/></text:span><text:span text:style-name="T9_219">międzykucykowe</text:span><text:span text:style-name="T9_220">.<text:s/></text:span><text:span text:style-name="T9_221">Dużo</text:span><text:span text:style-name="T9_222"><text:s/></text:span><text:span text:style-name="T9_223">czasu</text:span><text:span text:style-name="T9_224"><text:s/></text:span><text:span text:style-name="T9_225">minęło</text:span><text:span text:style-name="T9_226">,<text:s/></text:span><text:span text:style-name="T9_227">zanim</text:span><text:span text:style-name="T9_228"><text:s/></text:span><text:span text:style-name="T9_229">zabrałem</text:span><text:span text:style-name="T9_230"><text:s/></text:span><text:span text:style-name="T9_231">się</text:span><text:span text:style-name="T9_232"><text:s/></text:span><text:span text:style-name="T9_233">za</text:span><text:span text:style-name="T9_234"><text:s/></text:span><text:span text:style-name="T9_235">napisanie</text:span><text:span text:style-name="T9_236"><text:s/></text:span><text:span text:style-name="T9_237">pierwszej</text:span><text:span text:style-name="T9_238"><text:s/></text:span><text:span text:style-name="T9_239">części</text:span><text:span text:style-name="T9_240">,<text:s/></text:span><text:span text:style-name="T9_241">ale</text:span><text:span text:style-name="T9_242"><text:s/></text:span><text:span text:style-name="T9_243">w</text:span><text:span text:style-name="T9_244"><text:s/></text:span><text:span text:style-name="T9_245">końcu</text:span><text:span text:style-name="T9_246"><text:s/></text:span><text:span text:style-name="T9_247">się</text:span><text:span text:style-name="T9_248"><text:s/></text:span><text:span text:style-name="T9_249">przemogłem</text:span><text:span text:style-name="T9_250"><text:s/></text:span><text:span text:style-name="T9_251">i</text:span><text:span text:style-name="T9_252"><text:s/></text:span><text:span text:style-name="T9_253">to</text:span><text:span text:style-name="T9_254"><text:s/></text:span><text:span text:style-name="T9_255">zrobiłem</text:span><text:span text:style-name="T9_256">.<text:s/></text:span><text:span text:style-name="T9_257">Nie</text:span><text:span text:style-name="T9_258"><text:s/></text:span><text:span text:style-name="T9_259">żałuję</text:span><text:span text:style-name="T9_260">.</text:span></text:p>
      <text:p text:style-name="P10"/>
      <text:p text:style-name="P11"><text:span text:style-name="T11_1">3.<text:s/></text:span><text:span text:style-name="T11_2">Czy</text:span><text:span text:style-name="T11_3"><text:s/></text:span><text:span text:style-name="T11_4">pisałeś</text:span><text:span text:style-name="T11_5"><text:s/></text:span><text:span text:style-name="T11_6">coś</text:span><text:span text:style-name="T11_7"><text:s/></text:span><text:span text:style-name="T11_8">przed</text:span><text:span text:style-name="T11_9"><text:s/>“</text:span><text:span text:style-name="T11_10">Stallions</text:span><text:span text:style-name="T11_11"><text:s/></text:span><text:span text:style-name="T11_12">of</text:span><text:span text:style-name="T11_13"><text:s/></text:span><text:span text:style-name="T11_14">Harmony</text:span><text:span text:style-name="T11_15">”?</text:span></text:p>
      <text:p text:style-name="P12"/>
      <text:p text:style-name="P13"><text:span text:style-name="T13_1">Nie</text:span><text:span text:style-name="T13_2">,<text:s/></text:span><text:span text:style-name="T13_3">to</text:span><text:span text:style-name="T13_4"><text:s/></text:span><text:span text:style-name="T13_5">był</text:span><text:span text:style-name="T13_6"><text:s/></text:span><text:span text:style-name="T13_7">mój</text:span><text:span text:style-name="T13_8"><text:s/></text:span><text:span text:style-name="T13_9">debiut</text:span><text:span text:style-name="T13_10"><text:s/></text:span><text:span text:style-name="T13_11">pisarski</text:span><text:span text:style-name="T13_12">.<text:s/></text:span><text:span text:style-name="T13_13">Miałem</text:span><text:span text:style-name="T13_14"><text:s/></text:span><text:span text:style-name="T13_15">parę</text:span><text:span text:style-name="T13_16"><text:s/></text:span><text:span text:style-name="T13_17">innych</text:span><text:span text:style-name="T13_18"><text:s/></text:span><text:span text:style-name="T13_19">pomysłów</text:span><text:span text:style-name="T13_20">,<text:s/></text:span><text:span text:style-name="T13_21">ale</text:span><text:span text:style-name="T13_22"><text:s/></text:span><text:span text:style-name="T13_23">koniec</text:span><text:span text:style-name="T13_24"><text:s/></text:span><text:span text:style-name="T13_25">końców</text:span><text:span text:style-name="T13_26"><text:s/></text:span><text:span text:style-name="T13_27">to</text:span><text:span text:style-name="T13_28"><text:s/></text:span><text:span text:style-name="T13_29">ten</text:span><text:span text:style-name="T13_30"><text:s/></text:span><text:span text:style-name="T13_31">jeden</text:span><text:span text:style-name="T13_32"><text:s/></text:span><text:span text:style-name="T13_33">trzymał</text:span><text:span text:style-name="T13_34"><text:s/></text:span><text:span text:style-name="T13_35">się</text:span><text:span text:style-name="T13_36"><text:s/></text:span><text:span text:style-name="T13_37">mnie</text:span><text:span text:style-name="T13_38"><text:s/></text:span><text:span text:style-name="T13_39">tak</text:span><text:span text:style-name="T13_40"><text:s/></text:span><text:span text:style-name="T13_41">długo</text:span><text:span text:style-name="T13_42">,<text:s/></text:span><text:span text:style-name="T13_43">że</text:span><text:span text:style-name="T13_44"><text:s/></text:span><text:span text:style-name="T13_45">musiałem</text:span><text:span text:style-name="T13_46"><text:s/></text:span><text:span text:style-name="T13_47">się</text:span><text:span text:style-name="T13_48"><text:s/></text:span><text:span text:style-name="T13_49">nim</text:span><text:span text:style-name="T13_50"><text:s/></text:span><text:span text:style-name="T13_51">podzielić</text:span><text:span text:style-name="T13_52"><text:s/></text:span><text:span text:style-name="T13_53">ze</text:span><text:span text:style-name="T13_54"><text:s/></text:span><text:span text:style-name="T13_55">światem</text:span><text:span text:style-name="T13_56">.</text:span></text:p>
      <text:p text:style-name="P14"/>
      <text:p text:style-name="P15"><text:span text:style-name="T15_1">4.<text:s/></text:span><text:span text:style-name="T15_2">Która</text:span><text:span text:style-name="T15_3"><text:s/></text:span><text:span text:style-name="T15_4">postać</text:span><text:span text:style-name="T15_5"><text:s/></text:span><text:span text:style-name="T15_6">z</text:span><text:span text:style-name="T15_7"><text:s/></text:span><text:span text:style-name="T15_8">twojego</text:span><text:span text:style-name="T15_9"><text:s/></text:span><text:span text:style-name="T15_10">uniwersum</text:span><text:span text:style-name="T15_11"><text:s/></text:span><text:span text:style-name="T15_12">jest</text:span><text:span text:style-name="T15_13"><text:s/></text:span><text:span text:style-name="T15_14">twoją</text:span><text:span text:style-name="T15_15"><text:s/></text:span><text:span text:style-name="T15_16">ulubioną</text:span><text:span text:style-name="T15_17">?<text:s/></text:span><text:span text:style-name="T15_18">Musisz</text:span><text:span text:style-name="T15_19"><text:s/></text:span><text:span text:style-name="T15_20">sobie</text:span><text:span text:style-name="T15_21"><text:s/></text:span><text:span text:style-name="T15_22">przypominać</text:span><text:span text:style-name="T15_23">,<text:s/></text:span><text:span text:style-name="T15_24">by</text:span><text:span text:style-name="T15_25"><text:s/></text:span><text:span text:style-name="T15_26">jej</text:span><text:span text:style-name="T15_27"><text:s/></text:span><text:span text:style-name="T15_28">nie</text:span><text:span text:style-name="T15_29"><text:s/></text:span><text:span text:style-name="T15_30">faworyzować</text:span><text:span text:style-name="T15_31">?</text:span></text:p>
      <text:p text:style-name="P16"/>
      <text:p text:style-name="P17"><text:span text:style-name="T17_1">Moondancer</text:span><text:span text:style-name="T17_2">,<text:s/></text:span><text:span text:style-name="T17_3">bez</text:span><text:span text:style-name="T17_4"><text:s/></text:span><text:span text:style-name="T17_5">chwili</text:span><text:span text:style-name="T17_6"><text:s/></text:span><text:span text:style-name="T17_7">zastanowienia</text:span><text:span text:style-name="T17_8">.<text:s/></text:span><text:span text:style-name="T17_9">Powstała</text:span><text:span text:style-name="T17_10"><text:s/></text:span><text:span text:style-name="T17_11">z</text:span><text:span text:style-name="T17_12"><text:s/></text:span><text:span text:style-name="T17_13">potrzeby</text:span><text:span text:style-name="T17_14"><text:s/></text:span><text:span text:style-name="T17_15">nadania</text:span><text:span text:style-name="T17_16"><text:s/></text:span><text:span text:style-name="T17_17">Twilight</text:span><text:span text:style-name="T17_18"><text:s/></text:span><text:span text:style-name="T17_19">więcej</text:span><text:span text:style-name="T17_20"><text:s/></text:span><text:span text:style-name="T17_21">niż</text:span><text:span text:style-name="T17_22"><text:s/></text:span><text:span text:style-name="T17_23">jednej</text:span><text:span text:style-name="T17_24"><text:s/></text:span><text:span text:style-name="T17_25">przyjaciółki</text:span><text:span text:style-name="T17_26"><text:s/>(</text:span><text:span text:style-name="T17_27">best</text:span><text:span text:style-name="T17_28"><text:s/></text:span><text:span text:style-name="T17_29">pony</text:span><text:span text:style-name="T17_30"><text:s/></text:span><text:span text:style-name="T17_31">zwana</text:span><text:span text:style-name="T17_32"><text:s/></text:span><text:span text:style-name="T17_33">Sunset</text:span><text:span text:style-name="T17_34"><text:s/></text:span><text:span text:style-name="T17_35">Shimmer</text:span><text:span text:style-name="T17_36"><text:s/></text:span><text:span text:style-name="T17_37">była</text:span><text:span text:style-name="T17_38"><text:s/></text:span><text:span text:style-name="T17_39">oczywistym</text:span><text:span text:style-name="T17_40"><text:s/></text:span><text:span text:style-name="T17_41">wyborem</text:span><text:span text:style-name="T17_42">)<text:s/></text:span><text:span text:style-name="T17_43">i</text:span><text:span text:style-name="T17_44"><text:s/></text:span><text:span text:style-name="T17_45">znalazłem</text:span><text:span text:style-name="T17_46"><text:s/></text:span><text:span text:style-name="T17_47">wzmiankę</text:span><text:span text:style-name="T17_48"><text:s/></text:span><text:span text:style-name="T17_49">o</text:span><text:span text:style-name="T17_50"><text:s/></text:span><text:span text:style-name="T17_51">Moondancer</text:span><text:span text:style-name="T17_52">,<text:s/></text:span><text:span text:style-name="T17_53">której</text:span><text:span text:style-name="T17_54"><text:s/></text:span><text:span text:style-name="T17_55">fandomowa</text:span><text:span text:style-name="T17_56"><text:s/></text:span><text:span text:style-name="T17_57">osobowość</text:span><text:span text:style-name="T17_58"><text:s/></text:span><text:span text:style-name="T17_59">była</text:span><text:span text:style-name="T17_60"><text:s/></text:span><text:span text:style-name="T17_61">praktycznie</text:span><text:span text:style-name="T17_62"><text:s/></text:span><text:span text:style-name="T17_63">nieistniejąca</text:span><text:span text:style-name="T17_64">.<text:s/></text:span><text:span text:style-name="T17_65">Dałem</text:span><text:span text:style-name="T17_66"><text:s/></text:span><text:span text:style-name="T17_67">jej</text:span><text:span text:style-name="T17_68"><text:s/></text:span><text:span text:style-name="T17_69">najbardziej</text:span><text:span text:style-name="T17_70"><text:s/></text:span><text:span text:style-name="T17_71">odbiegającą</text:span><text:span text:style-name="T17_72"><text:s/></text:span><text:span text:style-name="T17_73">osobowość</text:span><text:span text:style-name="T17_74"><text:s/></text:span><text:span text:style-name="T17_75">od</text:span><text:span text:style-name="T17_76"><text:s/></text:span><text:span text:style-name="T17_77">Twilight</text:span><text:span text:style-name="T17_78"><text:s/></text:span><text:span text:style-name="T17_79">i</text:span><text:span text:style-name="T17_80"><text:s/></text:span><text:span text:style-name="T17_81">Sunset</text:span><text:span text:style-name="T17_82"><text:s/></text:span><text:span text:style-name="T17_83">i</text:span><text:span text:style-name="T17_84"><text:s/></text:span><text:span text:style-name="T17_85">tak</text:span><text:span text:style-name="T17_86"><text:s/></text:span><text:span text:style-name="T17_87">oto</text:span><text:span text:style-name="T17_88"><text:s/></text:span><text:span text:style-name="T17_89">narodziła</text:span><text:span text:style-name="T17_90"><text:s/></text:span><text:span text:style-name="T17_91">się</text:span><text:span text:style-name="T17_92"><text:s/>‘</text:span><text:span text:style-name="T17_93">Bogini</text:span><text:span text:style-name="T17_94"><text:s/></text:span><text:span text:style-name="T17_95">Beztroskiego</text:span><text:span text:style-name="T17_96"><text:s/></text:span><text:span text:style-name="T17_97">Seksu</text:span><text:span text:style-name="T17_98">”.<text:s/></text:span><text:span text:style-name="T17_99">Odzew</text:span><text:span text:style-name="T17_100"><text:s/></text:span><text:span text:style-name="T17_101">ze</text:span><text:span text:style-name="T17_102"><text:s/></text:span><text:span text:style-name="T17_103">strony</text:span><text:span text:style-name="T17_104"><text:s/></text:span><text:span text:style-name="T17_105">czytelników</text:span><text:span text:style-name="T17_106"><text:s/></text:span><text:span text:style-name="T17_107">był</text:span><text:span text:style-name="T17_108"><text:s/></text:span><text:span text:style-name="T17_109">na</text:span><text:span text:style-name="T17_110"><text:s/></text:span><text:span text:style-name="T17_111">tyle</text:span><text:span text:style-name="T17_112"><text:s/></text:span><text:span text:style-name="T17_113">pozytywny</text:span><text:span text:style-name="T17_114">,<text:s/></text:span><text:span text:style-name="T17_115">że</text:span><text:span text:style-name="T17_116"><text:s/></text:span><text:span text:style-name="T17_117">prędzej</text:span><text:span text:style-name="T17_118"><text:s/></text:span><text:span text:style-name="T17_119">czy</text:span><text:span text:style-name="T17_120"><text:s/></text:span><text:span text:style-name="T17_121">później</text:span><text:span text:style-name="T17_122"><text:s/></text:span><text:span text:style-name="T17_123">doczekały</text:span><text:span text:style-name="T17_124"><text:s/></text:span><text:span text:style-name="T17_125">się</text:span><text:span text:style-name="T17_126"><text:s/></text:span><text:span text:style-name="T17_127">spin</text:span><text:span text:style-name="T17_128">-</text:span><text:span text:style-name="T17_129">offu</text:span><text:span text:style-name="T17_130">,<text:s/></text:span><text:span text:style-name="T17_131">w</text:span><text:span text:style-name="T17_132"><text:s/></text:span><text:span text:style-name="T17_133">którym</text:span><text:span text:style-name="T17_134"><text:s/></text:span><text:span text:style-name="T17_135">Moondancer</text:span><text:span text:style-name="T17_136"><text:s/></text:span><text:span text:style-name="T17_137">ma</text:span><text:span text:style-name="T17_138"><text:s/></text:span><text:span text:style-name="T17_139">znacznie</text:span><text:span text:style-name="T17_140"><text:s/></text:span><text:span text:style-name="T17_141">więcej</text:span><text:span text:style-name="T17_142"><text:s/></text:span><text:span text:style-name="T17_143">do</text:span><text:span text:style-name="T17_144"><text:s/></text:span><text:span text:style-name="T17_145">roboty</text:span><text:span text:style-name="T17_146"><text:s/></text:span><text:span text:style-name="T17_147">niż</text:span><text:span text:style-name="T17_148"><text:s/></text:span><text:span text:style-name="T17_149">pozostała</text:span><text:span text:style-name="T17_150"><text:s/></text:span><text:span text:style-name="T17_151">dwójka</text:span><text:span text:style-name="T17_152">.<text:s/></text:span><text:span text:style-name="T17_153">Walczę</text:span><text:span text:style-name="T17_154"><text:s/></text:span><text:span text:style-name="T17_155">z</text:span><text:span text:style-name="T17_156"><text:s/></text:span><text:span text:style-name="T17_157">tym</text:span><text:span text:style-name="T17_158">,<text:s/></text:span><text:span text:style-name="T17_159">żeby</text:span><text:span text:style-name="T17_160"><text:s/></text:span><text:span text:style-name="T17_161">to</text:span><text:span text:style-name="T17_162"><text:s/></text:span><text:span text:style-name="T17_163">jakoś</text:span><text:span text:style-name="T17_164"><text:s/></text:span><text:span text:style-name="T17_165">wyrównać</text:span><text:span text:style-name="T17_166">,<text:s/></text:span><text:span text:style-name="T17_167">ale</text:span><text:span text:style-name="T17_168"><text:s/></text:span><text:span text:style-name="T17_169">ciężko</text:span><text:span text:style-name="T17_170"><text:s/></text:span><text:span text:style-name="T17_171">to</text:span><text:span text:style-name="T17_172"><text:s/></text:span><text:span text:style-name="T17_173">zrobić</text:span><text:span text:style-name="T17_174">,<text:s/></text:span><text:span text:style-name="T17_175">kiedy</text:span><text:span text:style-name="T17_176"><text:s/></text:span><text:span text:style-name="T17_177">jej</text:span><text:span text:style-name="T17_178"><text:s/></text:span><text:span text:style-name="T17_179">epizody</text:span><text:span text:style-name="T17_180"><text:s/></text:span><text:span text:style-name="T17_181">piszą</text:span><text:span text:style-name="T17_182"><text:s/></text:span><text:span text:style-name="T17_183">się</text:span><text:span text:style-name="T17_184"><text:s/></text:span><text:span text:style-name="T17_185">same</text:span><text:span text:style-name="T17_186">.<text:s/></text:span><text:span text:style-name="T17_187">T</text:span><text:span text:style-name="T17_188">_</text:span><text:span text:style-name="T17_189">T</text:span><text:span text:style-name="T17_190"><text:s/></text:span></text:p>
      <text:p text:style-name="P18"/>
      <text:p text:style-name="P19"><text:span text:style-name="T19_1">5.<text:s/></text:span><text:span text:style-name="T19_2">Skąd</text:span><text:span text:style-name="T19_3"><text:s/></text:span><text:span text:style-name="T19_4">czerpiesz</text:span><text:span text:style-name="T19_5"><text:s/></text:span><text:span text:style-name="T19_6">inspirację</text:span><text:span text:style-name="T19_7"><text:s/></text:span><text:span text:style-name="T19_8">i</text:span><text:span text:style-name="T19_9"><text:s/></text:span><text:span text:style-name="T19_10">chęć</text:span><text:span text:style-name="T19_11"><text:s/></text:span><text:span text:style-name="T19_12">do</text:span><text:span text:style-name="T19_13"><text:s/></text:span><text:span text:style-name="T19_14">pisania</text:span><text:span text:style-name="T19_15">?<text:s/></text:span><text:span text:style-name="T19_16">Ulubione</text:span><text:span text:style-name="T19_17"><text:s/></text:span><text:span text:style-name="T19_18">książki</text:span><text:span text:style-name="T19_19">,<text:s/></text:span><text:span text:style-name="T19_20">opowiadania</text:span><text:span text:style-name="T19_21"><text:s/></text:span><text:span text:style-name="T19_22">fanowskie</text:span><text:span text:style-name="T19_23">,<text:s/></text:span><text:span text:style-name="T19_24">filmy</text:span><text:span text:style-name="T19_25">,<text:s/></text:span><text:span text:style-name="T19_26">kawa</text:span><text:span text:style-name="T19_27"><text:s/></text:span><text:span text:style-name="T19_28">i</text:span><text:span text:style-name="T19_29"><text:s/></text:span><text:span text:style-name="T19_30">słodycze</text:span><text:span text:style-name="T19_31">…?</text:span></text:p>
      <text:p text:style-name="P20"/>
      <text:p text:style-name="P21"><text:span text:style-name="T21_1">Mam</text:span><text:span text:style-name="T21_2"><text:s/></text:span><text:span text:style-name="T21_3">dużo</text:span><text:span text:style-name="T21_4"><text:s/></text:span><text:span text:style-name="T21_5">źródeł</text:span><text:span text:style-name="T21_6"><text:s/></text:span><text:span text:style-name="T21_7">inspiracji</text:span><text:span text:style-name="T21_8">,<text:s/></text:span><text:span text:style-name="T21_9">ale</text:span><text:span text:style-name="T21_10"><text:s/></text:span><text:span text:style-name="T21_11">jeśli</text:span><text:span text:style-name="T21_12"><text:s/></text:span><text:span text:style-name="T21_13">miałbym</text:span><text:span text:style-name="T21_14"><text:s/></text:span><text:span text:style-name="T21_15">wybrać</text:span><text:span text:style-name="T21_16"><text:s/></text:span><text:span text:style-name="T21_17">jedno</text:span><text:span text:style-name="T21_18"><text:s/></text:span><text:span text:style-name="T21_19">najważniejsze</text:span><text:span text:style-name="T21_20">,<text:s/></text:span><text:span text:style-name="T21_21">to</text:span><text:span text:style-name="T21_22"><text:s/></text:span><text:span text:style-name="T21_23">będzie</text:span><text:span text:style-name="T21_24"><text:s/></text:span><text:span text:style-name="T21_25">to</text:span><text:span text:style-name="T21_26"><text:s/></text:span><text:span text:style-name="T21_27">muzyka</text:span><text:span text:style-name="T21_28">.<text:s/></text:span><text:span text:style-name="T21_29">Nic</text:span><text:span text:style-name="T21_30"><text:s/></text:span><text:span text:style-name="T21_31">tak</text:span><text:span text:style-name="T21_32"><text:s/></text:span><text:span text:style-name="T21_33">bardzo</text:span><text:span text:style-name="T21_34"><text:s/></text:span><text:span text:style-name="T21_35">mnie</text:span><text:span text:style-name="T21_36"><text:s/></text:span><text:span text:style-name="T21_37">nie</text:span><text:span text:style-name="T21_38"><text:s/></text:span><text:span text:style-name="T21_39">inspiruje</text:span><text:span text:style-name="T21_40">,<text:s/></text:span><text:span text:style-name="T21_41">jak</text:span><text:span text:style-name="T21_42"><text:s/></text:span><text:span text:style-name="T21_43">podróżowanie</text:span><text:span text:style-name="T21_44"><text:s/></text:span><text:span text:style-name="T21_45">ze</text:span><text:span text:style-name="T21_46"><text:s/></text:span><text:span text:style-name="T21_47">słuchawkami</text:span><text:span text:style-name="T21_48"><text:s/></text:span><text:span text:style-name="T21_49">w</text:span><text:span text:style-name="T21_50"><text:s/></text:span><text:span text:style-name="T21_51">uszach</text:span><text:span text:style-name="T21_52">,<text:s/></text:span><text:span text:style-name="T21_53">kiedy</text:span><text:span text:style-name="T21_54"><text:s/></text:span><text:span text:style-name="T21_55">cały</text:span><text:span text:style-name="T21_56"><text:s/></text:span><text:span text:style-name="T21_57">świat</text:span><text:span text:style-name="T21_58"><text:s/></text:span><text:span text:style-name="T21_59">znika</text:span><text:span text:style-name="T21_60"><text:s/></text:span><text:span text:style-name="T21_61">i</text:span><text:span text:style-name="T21_62"><text:s/></text:span><text:span text:style-name="T21_63">zostają</text:span><text:span text:style-name="T21_64"><text:s/></text:span><text:span text:style-name="T21_65">tylko</text:span><text:span text:style-name="T21_66"><text:s/></text:span><text:span text:style-name="T21_67">myśli</text:span><text:span text:style-name="T21_68">,<text:s/></text:span><text:span text:style-name="T21_69">które</text:span><text:span text:style-name="T21_70"><text:s/></text:span><text:span text:style-name="T21_71">powoli</text:span><text:span text:style-name="T21_72"><text:s/></text:span><text:span text:style-name="T21_73">formują</text:span><text:span text:style-name="T21_74"><text:s/></text:span><text:span text:style-name="T21_75">się</text:span><text:span text:style-name="T21_76"><text:s/></text:span><text:span text:style-name="T21_77">w</text:span><text:span text:style-name="T21_78"><text:s/></text:span><text:span text:style-name="T21_79">obrazy</text:span><text:span text:style-name="T21_80">,<text:s/></text:span><text:span text:style-name="T21_81">sytuacje</text:span><text:span text:style-name="T21_82"><text:s/></text:span><text:span text:style-name="T21_83">i</text:span><text:span text:style-name="T21_84"><text:s/></text:span><text:span text:style-name="T21_85">wydarzenia</text:span><text:span text:style-name="T21_86">,<text:s/></text:span><text:span text:style-name="T21_87">które</text:span><text:span text:style-name="T21_88"><text:s/></text:span><text:span text:style-name="T21_89">później</text:span><text:span text:style-name="T21_90"><text:s/></text:span><text:span text:style-name="T21_91">sklejam</text:span><text:span text:style-name="T21_92"><text:s/></text:span><text:span text:style-name="T21_93">w</text:span><text:span text:style-name="T21_94"><text:s/></text:span><text:span text:style-name="T21_95">jedną</text:span><text:span text:style-name="T21_96"><text:s/></text:span><text:span text:style-name="T21_97">wielką</text:span><text:span text:style-name="T21_98"><text:s/></text:span><text:span text:style-name="T21_99">całość</text:span><text:span text:style-name="T21_100">.<text:s/></text:span><text:span text:style-name="T21_101">Najlepiej</text:span><text:span text:style-name="T21_102"><text:s/></text:span><text:span text:style-name="T21_103">działa</text:span><text:span text:style-name="T21_104"><text:s/></text:span><text:span text:style-name="T21_105">tu</text:span><text:span text:style-name="T21_106"><text:s/></text:span><text:span text:style-name="T21_107">muzyka</text:span><text:span text:style-name="T21_108"><text:s/></text:span><text:span text:style-name="T21_109">japońska</text:span><text:span text:style-name="T21_110">,<text:s/></text:span><text:span text:style-name="T21_111">czyli</text:span><text:span text:style-name="T21_112"><text:s/></text:span><text:span text:style-name="T21_113">taka</text:span><text:span text:style-name="T21_114">,<text:s/></text:span><text:span text:style-name="T21_115">którą</text:span><text:span text:style-name="T21_116"><text:s/></text:span><text:span text:style-name="T21_117">dobrze</text:span><text:span text:style-name="T21_118"><text:s/></text:span><text:span text:style-name="T21_119">mi</text:span><text:span text:style-name="T21_120"><text:s/></text:span><text:span text:style-name="T21_121">się</text:span><text:span text:style-name="T21_122"><text:s/></text:span><text:span text:style-name="T21_123">słucha</text:span><text:span text:style-name="T21_124">,<text:s/></text:span><text:span text:style-name="T21_125">bo</text:span><text:span text:style-name="T21_126"><text:s/></text:span><text:span text:style-name="T21_127">znam</text:span><text:span text:style-name="T21_128"><text:s/></text:span><text:span text:style-name="T21_129">poszczególne</text:span><text:span text:style-name="T21_130"><text:s/></text:span><text:span text:style-name="T21_131">słowa</text:span><text:span text:style-name="T21_132"><text:s/></text:span><text:span text:style-name="T21_133">i</text:span><text:span text:style-name="T21_134"><text:s/></text:span><text:span text:style-name="T21_135">budowę</text:span><text:span text:style-name="T21_136"><text:s/></text:span><text:span text:style-name="T21_137">zdania</text:span><text:span text:style-name="T21_138">,<text:s/></text:span><text:span text:style-name="T21_139">ale</text:span><text:span text:style-name="T21_140"><text:s/></text:span><text:span text:style-name="T21_141">nie</text:span><text:span text:style-name="T21_142"><text:s/></text:span><text:span text:style-name="T21_143">jestem</text:span><text:span text:style-name="T21_144"><text:s/></text:span><text:span text:style-name="T21_145">w</text:span><text:span text:style-name="T21_146"><text:s/></text:span><text:span text:style-name="T21_147">stanie</text:span><text:span text:style-name="T21_148"><text:s/></text:span><text:span text:style-name="T21_149">w</text:span><text:span text:style-name="T21_150"><text:s/></text:span><text:span text:style-name="T21_151">biegu</text:span><text:span text:style-name="T21_152"><text:s/></text:span><text:span text:style-name="T21_153">doczytywać</text:span><text:span text:style-name="T21_154"><text:s/></text:span><text:span text:style-name="T21_155">się</text:span><text:span text:style-name="T21_156"><text:s/></text:span><text:span text:style-name="T21_157">ich</text:span><text:span text:style-name="T21_158"><text:s/></text:span><text:span text:style-name="T21_159">znaczenia</text:span><text:span text:style-name="T21_160">,<text:s/></text:span><text:span text:style-name="T21_161">wobec</text:span><text:span text:style-name="T21_162"><text:s/></text:span><text:span text:style-name="T21_163">czego</text:span><text:span text:style-name="T21_164"><text:s/></text:span><text:span text:style-name="T21_165">nadaję</text:span><text:span text:style-name="T21_166"><text:s/></text:span><text:span text:style-name="T21_167">im</text:span><text:span text:style-name="T21_168"><text:s/></text:span><text:span text:style-name="T21_169">ich</text:span><text:span text:style-name="T21_170"><text:s/></text:span><text:span text:style-name="T21_171">własne</text:span><text:span text:style-name="T21_172">,<text:s/></text:span><text:span text:style-name="T21_173">tworząc</text:span><text:span text:style-name="T21_174"><text:s/></text:span><text:span text:style-name="T21_175">w</text:span><text:span text:style-name="T21_176"><text:s/></text:span><text:span text:style-name="T21_177">myślach</text:span><text:span text:style-name="T21_178"><text:s/></text:span><text:span text:style-name="T21_179">coś</text:span><text:span text:style-name="T21_180"><text:s/></text:span><text:span text:style-name="T21_181">na</text:span><text:span text:style-name="T21_182"><text:s/></text:span><text:span text:style-name="T21_183">wzór</text:span><text:span text:style-name="T21_184"><text:s/></text:span><text:span text:style-name="T21_185">AMV</text:span><text:span text:style-name="T21_186">/</text:span><text:span text:style-name="T21_187">PMV</text:span><text:span text:style-name="T21_188">,<text:s/></text:span><text:span text:style-name="T21_189">teledysków</text:span><text:span text:style-name="T21_190"><text:s/></text:span><text:span text:style-name="T21_191">o</text:span><text:span text:style-name="T21_192"><text:s/></text:span><text:span text:style-name="T21_193">przygodach</text:span><text:span text:style-name="T21_194"><text:s/></text:span><text:span text:style-name="T21_195">naszych</text:span><text:span text:style-name="T21_196"><text:s/></text:span><text:span text:style-name="T21_197">bohaterów</text:span><text:span text:style-name="T21_198">.</text:span></text:p>
      <text:p text:style-name="P22"/>
      <text:p text:style-name="P23"><text:span text:style-name="T23_1">6.<text:s/></text:span><text:span text:style-name="T23_2">Jakie</text:span><text:span text:style-name="T23_3"><text:s/></text:span><text:span text:style-name="T23_4">masz</text:span><text:span text:style-name="T23_5"><text:s/></text:span><text:span text:style-name="T23_6">plany</text:span><text:span text:style-name="T23_7"><text:s/></text:span><text:span text:style-name="T23_8">na</text:span><text:span text:style-name="T23_9"><text:s/></text:span><text:span text:style-name="T23_10">przyszłość</text:span><text:span text:style-name="T23_11"><text:s/></text:span><text:span text:style-name="T23_12">odnośnie</text:span><text:span text:style-name="T23_13"><text:s/>“</text:span><text:span text:style-name="T23_14">Stallionverse</text:span><text:span text:style-name="T23_15">”?</text:span></text:p>
      <text:p text:style-name="P24"/>
      <text:p text:style-name="P25"><text:span text:style-name="T25_1">Najprościej</text:span><text:span text:style-name="T25_2"><text:s/></text:span><text:span text:style-name="T25_3">mówiąc</text:span><text:span text:style-name="T25_4">,<text:s/></text:span><text:span text:style-name="T25_5">kontynuować</text:span><text:span text:style-name="T25_6">.<text:s/></text:span><text:span text:style-name="T25_7">Oryginalnie</text:span><text:span text:style-name="T25_8"><text:s/></text:span><text:span text:style-name="T25_9">miałem</text:span><text:span text:style-name="T25_10"><text:s/></text:span><text:span text:style-name="T25_11">zebrać</text:span><text:span text:style-name="T25_12"><text:s/></text:span><text:span text:style-name="T25_13">ekipę</text:span><text:span text:style-name="T25_14"><text:s/></text:span><text:span text:style-name="T25_15">autorów</text:span><text:span text:style-name="T25_16"><text:s/></text:span><text:span text:style-name="T25_17">i</text:span><text:span text:style-name="T25_18"><text:s/></text:span><text:span text:style-name="T25_19">rozdzielać</text:span><text:span text:style-name="T25_20"><text:s/></text:span><text:span text:style-name="T25_21">obowiązki</text:span><text:span text:style-name="T25_22">,<text:s/></text:span><text:span text:style-name="T25_23">dać</text:span><text:span text:style-name="T25_24"><text:s/></text:span><text:span text:style-name="T25_25">im</text:span><text:span text:style-name="T25_26"><text:s/></text:span><text:span text:style-name="T25_27">możliwość</text:span><text:span text:style-name="T25_28"><text:s/></text:span><text:span text:style-name="T25_29">popuszczenia</text:span><text:span text:style-name="T25_30"><text:s/></text:span><text:span text:style-name="T25_31">wodzy</text:span><text:span text:style-name="T25_32"><text:s/></text:span><text:span text:style-name="T25_33">fantazji</text:span><text:span text:style-name="T25_34"><text:s/>(</text:span><text:span text:style-name="T25_35">pod</text:span><text:span text:style-name="T25_36"><text:s/></text:span><text:span text:style-name="T25_37">moderacją</text:span><text:span text:style-name="T25_38">,<text:s/></text:span><text:span text:style-name="T25_39">oczywiście</text:span><text:span text:style-name="T25_40">),<text:s/></text:span><text:span text:style-name="T25_41">ale</text:span><text:span text:style-name="T25_42"><text:s/></text:span><text:span text:style-name="T25_43">wyszło</text:span><text:span text:style-name="T25_44"><text:s/></text:span><text:span text:style-name="T25_45">jak</text:span><text:span text:style-name="T25_46"><text:s/></text:span><text:span text:style-name="T25_47">wyszło</text:span><text:span text:style-name="T25_48">.<text:s/></text:span><text:span text:style-name="T25_49">Na</text:span><text:span text:style-name="T25_50"><text:s/></text:span><text:span text:style-name="T25_51">razie</text:span><text:span text:style-name="T25_52"><text:s/></text:span><text:span text:style-name="T25_53">jest</text:span><text:span text:style-name="T25_54"><text:s/></text:span><text:span text:style-name="T25_55">nas</text:span><text:span text:style-name="T25_56"><text:s/></text:span><text:span text:style-name="T25_57">tylko</text:span><text:span text:style-name="T25_58"><text:s/></text:span><text:span text:style-name="T25_59">dwójka</text:span><text:span text:style-name="T25_60">,<text:s/></text:span><text:span text:style-name="T25_61">ja</text:span><text:span text:style-name="T25_62"><text:s/></text:span><text:span text:style-name="T25_63">i</text:span><text:span text:style-name="T25_64"><text:s/></text:span><text:span text:style-name="T25_65"><office:annotation><dc:creator/><text:p text:style-name="P26"><text:span text:style-name="T26_1">http</text:span><text:span text:style-name="T26_2">://</text:span><text:span text:style-name="T26_3">www</text:span><text:span text:style-name="T26_4">.</text:span><text:span text:style-name="T26_5">fimfiction</text:span><text:span text:style-name="T26_6">.</text:span><text:span text:style-name="T26_7">net</text:span><text:span text:style-name="T26_8">/</text:span><text:span text:style-name="T26_9">user</text:span><text:span text:style-name="T26_10">/</text:span><text:span text:style-name="T26_11">Eyeswirl</text:span><text:span text:style-name="T26_12">+</text:span><text:span text:style-name="T26_13">the</text:span><text:span text:style-name="T26_14">+</text:span><text:span text:style-name="T26_15">Weirded</text:span></text:p></office:annotation></text:span><text:span text:style-name="T26_16">Eyeswirl</text:span><text:span text:style-name="T26_17"><text:s/></text:span><text:span text:style-name="T26_18">the</text:span><text:span text:style-name="T26_19"><text:s/></text:span><text:span text:style-name="T26_20">Weirded</text:span><text:span text:style-name="T26_21">,<text:s/></text:span><text:span text:style-name="T26_22">ale</text:span><text:span text:style-name="T26_23"><text:s/></text:span><text:span text:style-name="T26_24">nigdy</text:span><text:span text:style-name="T26_25"><text:s/></text:span><text:span text:style-name="T26_26">nic</text:span><text:span text:style-name="T26_27"><text:s/></text:span><text:span text:style-name="T26_28">nie</text:span><text:span text:style-name="T26_29"><text:s/></text:span><text:span text:style-name="T26_30">wiadomo</text:span><text:span text:style-name="T26_31">.</text:span></text:p>
      <text:p text:style-name="P27"/>
      <text:p text:style-name="P28"><text:span text:style-name="T28_1">7.<text:s/></text:span><text:span text:style-name="T28_2">Pamiętasz</text:span><text:span text:style-name="T28_3"><text:s/></text:span><text:span text:style-name="T28_4">swój</text:span><text:span text:style-name="T28_5"><text:s/></text:span><text:span text:style-name="T28_6">pierwszy</text:span><text:span text:style-name="T28_7"><text:s/></text:span><text:span text:style-name="T28_8">kontakt</text:span><text:span text:style-name="T28_9"><text:s/></text:span><text:span text:style-name="T28_10">z</text:span><text:span text:style-name="T28_11"><text:s/></text:span><text:span text:style-name="T28_12">fanowskimi</text:span><text:span text:style-name="T28_13"><text:s/></text:span><text:span text:style-name="T28_14">opowiadaniami</text:span><text:span text:style-name="T28_15">?</text:span></text:p>
      <text:p text:style-name="P29"/>
      <text:p text:style-name="P30"><text:span text:style-name="T30_1">Mój</text:span><text:span text:style-name="T30_2"><text:s/></text:span><text:span text:style-name="T30_3">pierwszy</text:span><text:span text:style-name="T30_4"><text:s/></text:span><text:span text:style-name="T30_5">kontakt</text:span><text:span text:style-name="T30_6"><text:s/></text:span><text:span text:style-name="T30_7">był</text:span><text:span text:style-name="T30_8"><text:s/></text:span><text:span text:style-name="T30_9">podczas</text:span><text:span text:style-name="T30_10"><text:s/></text:span><text:span text:style-name="T30_11">eksplorowania</text:span><text:span text:style-name="T30_12"><text:s/></text:span><text:span text:style-name="T30_13">tvtropes</text:span><text:span text:style-name="T30_14">,<text:s/></text:span><text:span text:style-name="T30_15">które</text:span><text:span text:style-name="T30_16"><text:s/></text:span><text:span text:style-name="T30_17">swego</text:span><text:span text:style-name="T30_18"><text:s/></text:span><text:span text:style-name="T30_19">czasu</text:span><text:span text:style-name="T30_20"><text:s/></text:span><text:span text:style-name="T30_21">czytałem</text:span><text:span text:style-name="T30_22"><text:s/></text:span><text:span text:style-name="T30_23">religijnie</text:span><text:span text:style-name="T30_24"><text:s/></text:span><text:span text:style-name="T30_25">i</text:span><text:span text:style-name="T30_26"><text:s/></text:span><text:span text:style-name="T30_27">prędzej</text:span><text:span text:style-name="T30_28"><text:s/></text:span><text:span text:style-name="T30_29">czy</text:span><text:span text:style-name="T30_30"><text:s/></text:span><text:span text:style-name="T30_31">później</text:span><text:span text:style-name="T30_32"><text:s/></text:span><text:span text:style-name="T30_33">trafiłem</text:span><text:span text:style-name="T30_34"><text:s/></text:span><text:span text:style-name="T30_35">na</text:span><text:span text:style-name="T30_36"><text:s/></text:span><text:span text:style-name="T30_37">dział</text:span><text:span text:style-name="T30_38">,<text:s/></text:span><text:span text:style-name="T30_39">gdzie</text:span><text:span text:style-name="T30_40"><text:s/></text:span><text:span text:style-name="T30_41">ludzie</text:span><text:span text:style-name="T30_42"><text:s/></text:span><text:span text:style-name="T30_43">rekomendowali</text:span><text:span text:style-name="T30_44"><text:s/></text:span><text:span text:style-name="T30_45">fanfiki</text:span><text:span text:style-name="T30_46">.<text:s/></text:span><text:span text:style-name="T30_47">Z</text:span><text:span text:style-name="T30_48"><text:s/></text:span><text:span text:style-name="T30_49">ciekawości</text:span><text:span text:style-name="T30_50"><text:s/></text:span><text:span text:style-name="T30_51">przeczytałem</text:span><text:span text:style-name="T30_52"><text:s/></text:span><text:span text:style-name="T30_53">najpierw</text:span><text:span text:style-name="T30_54"><text:s/></text:span><text:span text:style-name="T30_55">parę</text:span><text:span text:style-name="T30_56"><text:s/></text:span><text:span text:style-name="T30_57">małych</text:span><text:span text:style-name="T30_58">,<text:s/></text:span><text:span text:style-name="T30_59">niewinnych</text:span><text:span text:style-name="T30_60"><text:s/></text:span><text:span text:style-name="T30_61">one</text:span><text:span text:style-name="T30_62">-</text:span><text:span text:style-name="T30_63">shotów</text:span><text:span text:style-name="T30_64">,<text:s/></text:span><text:span text:style-name="T30_65">które</text:span><text:span text:style-name="T30_66"><text:s/></text:span><text:span text:style-name="T30_67">były</text:span><text:span text:style-name="T30_68"><text:s/></text:span><text:span text:style-name="T30_69">ok</text:span><text:span text:style-name="T30_70">,<text:s/></text:span><text:span text:style-name="T30_71">ale</text:span><text:span text:style-name="T30_72"><text:s/></text:span><text:span text:style-name="T30_73">nie</text:span><text:span text:style-name="T30_74"><text:s/></text:span><text:span text:style-name="T30_75">porwały</text:span><text:span text:style-name="T30_76">.<text:s/></text:span><text:span text:style-name="T30_77">To</text:span><text:span text:style-name="T30_78"><text:s/></text:span><text:span text:style-name="T30_79">się</text:span><text:span text:style-name="T30_80"><text:s/></text:span><text:span text:style-name="T30_81">wydarzyło</text:span><text:span text:style-name="T30_82"><text:s/></text:span><text:span text:style-name="T30_83">dopiero</text:span><text:span text:style-name="T30_84">,<text:s/></text:span><text:span text:style-name="T30_85">kiedy</text:span><text:span text:style-name="T30_86"><text:s/></text:span><text:span text:style-name="T30_87">przeczytałem</text:span><text:span text:style-name="T30_88"><text:s/>“</text:span><text:span text:style-name="T30_89"><office:annotation><dc:creator/><text:p text:style-name="P31"><text:span text:style-name="T31_1">http</text:span><text:span text:style-name="T31_2">://</text:span><text:span text:style-name="T31_3">www</text:span><text:span text:style-name="T31_4">.</text:span><text:span text:style-name="T31_5">fimfiction</text:span><text:span text:style-name="T31_6">.</text:span><text:span text:style-name="T31_7">net</text:span><text:span text:style-name="T31_8">/</text:span><text:span text:style-name="T31_9">story</text:span><text:span text:style-name="T31_10">/18087/</text:span><text:span text:style-name="T31_11">the</text:span><text:span text:style-name="T31_12">-</text:span><text:span text:style-name="T31_13">best</text:span><text:span text:style-name="T31_14">-</text:span><text:span text:style-name="T31_15">night</text:span><text:span text:style-name="T31_16">-</text:span><text:span text:style-name="T31_17">ever</text:span></text:p></office:annotation></text:span><text:span text:style-name="T31_18">The</text:span><text:span text:style-name="T31_19"><text:s/></text:span><text:span text:style-name="T31_20">Best</text:span><text:span text:style-name="T31_21"><text:s/></text:span><text:span text:style-name="T31_22">Night</text:span><text:span text:style-name="T31_23"><text:s/></text:span><text:span text:style-name="T31_24">Ever</text:span><text:span text:style-name="T31_25">”,<text:s/></text:span><text:span text:style-name="T31_26">autorstwa</text:span><text:span text:style-name="T31_27"><text:s/></text:span><text:span text:style-name="T31_28">Capn</text:span><text:span text:style-name="T31_29">_</text:span><text:span text:style-name="T31_30">Chryssalid</text:span><text:span text:style-name="T31_31">.<text:s/></text:span><text:span text:style-name="T31_32">W</text:span><text:span text:style-name="T31_33"><text:s/></text:span><text:span text:style-name="T31_34">skrócie</text:span><text:span text:style-name="T31_35"><text:s/>–<text:s/></text:span><text:span text:style-name="T31_36">Dzień</text:span><text:span text:style-name="T31_37"><text:s/></text:span><text:span text:style-name="T31_38">Świstaka</text:span><text:span text:style-name="T31_39">,<text:s/></text:span><text:span text:style-name="T31_40">ale</text:span><text:span text:style-name="T31_41"><text:s/></text:span><text:span text:style-name="T31_42">z</text:span><text:span text:style-name="T31_43"><text:s/></text:span><text:span text:style-name="T31_44">Bluebloodem</text:span><text:span text:style-name="T31_45"><text:s/></text:span><text:span text:style-name="T31_46">podczas</text:span><text:span text:style-name="T31_47"><text:s/></text:span><text:span text:style-name="T31_48">Gali</text:span><text:span text:style-name="T31_49">.<text:s/></text:span><text:span text:style-name="T31_50">Byłem</text:span><text:span text:style-name="T31_51"><text:s/></text:span><text:span text:style-name="T31_52">zszokowany</text:span><text:span text:style-name="T31_53"><text:s/></text:span><text:span text:style-name="T31_54">i</text:span><text:span text:style-name="T31_55"><text:s/></text:span><text:span text:style-name="T31_56">zafascynowany</text:span><text:span text:style-name="T31_57"><text:s/></text:span><text:span text:style-name="T31_58">jakością</text:span><text:span text:style-name="T31_59"><text:s/></text:span><text:span text:style-name="T31_60">i</text:span><text:span text:style-name="T31_61"><text:s/></text:span><text:span text:style-name="T31_62">sercem</text:span><text:span text:style-name="T31_63">,<text:s/></text:span><text:span text:style-name="T31_64">które</text:span><text:span text:style-name="T31_65"><text:s/></text:span><text:span text:style-name="T31_66">w</text:span><text:span text:style-name="T31_67"><text:s/></text:span><text:span text:style-name="T31_68">nim</text:span><text:span text:style-name="T31_69"><text:s/></text:span><text:span text:style-name="T31_70">znalazłem</text:span><text:span text:style-name="T31_71">,<text:s/></text:span><text:span text:style-name="T31_72">i</text:span><text:span text:style-name="T31_73"><text:s/></text:span><text:span text:style-name="T31_74">chciałem</text:span><text:span text:style-name="T31_75"><text:s/></text:span><text:span text:style-name="T31_76">więcej</text:span><text:span text:style-name="T31_77">.<text:s/></text:span><text:span text:style-name="T31_78">Od</text:span><text:span text:style-name="T31_79"><text:s/></text:span><text:span text:style-name="T31_80">tamtej</text:span><text:span text:style-name="T31_81"><text:s/></text:span><text:span text:style-name="T31_82">pory</text:span><text:span text:style-name="T31_83"><text:s/></text:span><text:span text:style-name="T31_84">zacząłem</text:span><text:span text:style-name="T31_85"><text:s/></text:span><text:span text:style-name="T31_86">szukać</text:span><text:span text:style-name="T31_87"><text:s/></text:span><text:span text:style-name="T31_88">rekomendacji</text:span><text:span text:style-name="T31_89"><text:s/></text:span><text:span text:style-name="T31_90">na</text:span><text:span text:style-name="T31_91"><text:s/></text:span><text:span text:style-name="T31_92">Equestria</text:span><text:span text:style-name="T31_93"><text:s/></text:span><text:span text:style-name="T31_94">Daily</text:span><text:span text:style-name="T31_95">,<text:s/></text:span><text:span text:style-name="T31_96">w</text:span><text:span text:style-name="T31_97"><text:s/></text:span><text:span text:style-name="T31_98">końcu</text:span><text:span text:style-name="T31_99"><text:s/></text:span><text:span text:style-name="T31_100">trafiłem</text:span><text:span text:style-name="T31_101"><text:s/></text:span><text:span text:style-name="T31_102">na</text:span><text:span text:style-name="T31_103"><text:s/></text:span><text:span text:style-name="T31_104">Fimfiction</text:span><text:span text:style-name="T31_105"><text:s/></text:span><text:span text:style-name="T31_106">i</text:span><text:span text:style-name="T31_107"><text:s/></text:span><text:span text:style-name="T31_108">reszta</text:span><text:span text:style-name="T31_109"><text:s/></text:span><text:span text:style-name="T31_110">jest</text:span><text:span text:style-name="T31_111"><text:s/></text:span><text:span text:style-name="T31_112">historią</text:span><text:span text:style-name="T31_113">.</text:span></text:p>
      <text:p text:style-name="P32"><text:span text:style-name="T32_1">I</text:span><text:span text:style-name="T32_2"><text:s/></text:span><text:span text:style-name="T32_3">taka</text:span><text:span text:style-name="T32_4"><text:s/></text:span><text:span text:style-name="T32_5">anegdotka</text:span><text:span text:style-name="T32_6"><text:s/>–<text:s/></text:span><text:span text:style-name="T32_7">kiedy</text:span><text:span text:style-name="T32_8"><text:s/></text:span><text:span text:style-name="T32_9">Capn</text:span><text:span text:style-name="T32_10">_</text:span><text:span text:style-name="T32_11">Chryssalid</text:span><text:span text:style-name="T32_12"><text:s/></text:span><text:span text:style-name="T32_13">osobiście</text:span><text:span text:style-name="T32_14"><text:s/></text:span><text:span text:style-name="T32_15">skomentował</text:span><text:span text:style-name="T32_16"><text:s/>“</text:span><text:span text:style-name="T32_17">Stallions</text:span><text:span text:style-name="T32_18"><text:s/></text:span><text:span text:style-name="T32_19">of</text:span><text:span text:style-name="T32_20"><text:s/></text:span><text:span text:style-name="T32_21">Harmony</text:span><text:span text:style-name="T32_22">”,<text:s/></text:span><text:span text:style-name="T32_23">myślałem</text:span><text:span text:style-name="T32_24">,<text:s/></text:span><text:span text:style-name="T32_25">że</text:span><text:span text:style-name="T32_26"><text:s/></text:span><text:span text:style-name="T32_27">pisnę</text:span><text:span text:style-name="T32_28"><text:s/></text:span><text:span text:style-name="T32_29">z</text:span><text:span text:style-name="T32_30"><text:s/></text:span><text:span text:style-name="T32_31">radości</text:span><text:span text:style-name="T32_32">…<text:s/></text:span><text:span text:style-name="T32_33">kogo</text:span><text:span text:style-name="T32_34"><text:s/></text:span><text:span text:style-name="T32_35">ja</text:span><text:span text:style-name="T32_36"><text:s/></text:span><text:span text:style-name="T32_37">oszukuję</text:span><text:span text:style-name="T32_38">,<text:s/></text:span><text:span text:style-name="T32_39">moja</text:span><text:span text:style-name="T32_40"><text:s/></text:span><text:span text:style-name="T32_41">reakcja</text:span><text:span text:style-name="T32_42"><text:s/></text:span><text:span text:style-name="T32_43">była</text:span><text:span text:style-name="T32_44"><text:s/></text:span><text:span text:style-name="T32_45">znacznie</text:span><text:span text:style-name="T32_46"><text:s/></text:span><text:span text:style-name="T32_47">silniejsza</text:span><text:span text:style-name="T32_48">.</text:span></text:p>
      <text:p text:style-name="P33"/>
      <text:p text:style-name="P34"><text:span text:style-name="T34_1">8.<text:s/></text:span><text:span text:style-name="T34_2">Czy</text:span><text:span text:style-name="T34_3"><text:s/></text:span><text:span text:style-name="T34_4">jest</text:span><text:span text:style-name="T34_5"><text:s/></text:span><text:span text:style-name="T34_6">coś</text:span><text:span text:style-name="T34_7">,<text:s/></text:span><text:span text:style-name="T34_8">co</text:span><text:span text:style-name="T34_9"><text:s/></text:span><text:span text:style-name="T34_10">byś</text:span><text:span text:style-name="T34_11"><text:s/></text:span><text:span text:style-name="T34_12">zmienił</text:span><text:span text:style-name="T34_13">,<text:s/></text:span><text:span text:style-name="T34_14">przepisał</text:span><text:span text:style-name="T34_15">,<text:s/></text:span><text:span text:style-name="T34_16">poprawił</text:span><text:span text:style-name="T34_17"><text:s/></text:span><text:span text:style-name="T34_18">czy</text:span><text:span text:style-name="T34_19"><text:s/></text:span><text:span text:style-name="T34_20">usunął</text:span><text:span text:style-name="T34_21"><text:s/></text:span><text:span text:style-name="T34_22">w</text:span><text:span text:style-name="T34_23"><text:s/></text:span><text:span text:style-name="T34_24">dotychczas</text:span><text:span text:style-name="T34_25"><text:s/></text:span><text:span text:style-name="T34_26">wydanych</text:span><text:span text:style-name="T34_27"><text:s/></text:span><text:span text:style-name="T34_28">fikach</text:span><text:span text:style-name="T34_29"><text:s/></text:span><text:span text:style-name="T34_30">z</text:span><text:span text:style-name="T34_31"><text:s/>“</text:span><text:span text:style-name="T34_32">Stallionverse</text:span><text:span text:style-name="T34_33">”?</text:span></text:p>
      <text:p text:style-name="P35"/>
      <text:p text:style-name="P36"><text:span text:style-name="T36_1">Jeśli</text:span><text:span text:style-name="T36_2"><text:s/></text:span><text:span text:style-name="T36_3">chodzi</text:span><text:span text:style-name="T36_4"><text:s/></text:span><text:span text:style-name="T36_5">o</text:span><text:span text:style-name="T36_6"><text:s/></text:span><text:span text:style-name="T36_7">fabułę</text:span><text:span text:style-name="T36_8">,<text:s/></text:span><text:span text:style-name="T36_9">bohaterów</text:span><text:span text:style-name="T36_10"><text:s/></text:span><text:span text:style-name="T36_11">czy</text:span><text:span text:style-name="T36_12"><text:s/></text:span><text:span text:style-name="T36_13">inne</text:span><text:span text:style-name="T36_14"><text:s/></text:span><text:span text:style-name="T36_15">elementy</text:span><text:span text:style-name="T36_16"><text:s/></text:span><text:span text:style-name="T36_17">wchodzące</text:span><text:span text:style-name="T36_18"><text:s/></text:span><text:span text:style-name="T36_19">w</text:span><text:span text:style-name="T36_20"><text:s/></text:span><text:span text:style-name="T36_21">ten</text:span><text:span text:style-name="T36_22"><text:s/></text:span><text:span text:style-name="T36_23">świat</text:span><text:span text:style-name="T36_24">,<text:s/></text:span><text:span text:style-name="T36_25">to</text:span><text:span text:style-name="T36_26"><text:s/></text:span><text:span text:style-name="T36_27">odpowiedź</text:span><text:span text:style-name="T36_28"><text:s/></text:span><text:span text:style-name="T36_29">brzmi</text:span><text:span text:style-name="T36_30"><text:s/></text:span><text:span text:style-name="T36_31">nie</text:span><text:span text:style-name="T36_32">.<text:s/></text:span><text:span text:style-name="T36_33">Wszystko</text:span><text:span text:style-name="T36_34"><text:s/></text:span><text:span text:style-name="T36_35">ma</text:span><text:span text:style-name="T36_36"><text:s/></text:span><text:span text:style-name="T36_37">swoje</text:span><text:span text:style-name="T36_38"><text:s/></text:span><text:span text:style-name="T36_39">miejsce</text:span><text:span text:style-name="T36_40">,<text:s/></text:span><text:span text:style-name="T36_41">ponieważ</text:span><text:span text:style-name="T36_42"><text:s/></text:span><text:span text:style-name="T36_43">chciałem</text:span><text:span text:style-name="T36_44">,<text:s/></text:span><text:span text:style-name="T36_45">żeby</text:span><text:span text:style-name="T36_46"><text:s/></text:span><text:span text:style-name="T36_47">tam</text:span><text:span text:style-name="T36_48"><text:s/></text:span><text:span text:style-name="T36_49">było</text:span><text:span text:style-name="T36_50">,<text:s/></text:span><text:span text:style-name="T36_51">a</text:span><text:span text:style-name="T36_52"><text:s/></text:span><text:span text:style-name="T36_53">parę</text:span><text:span text:style-name="T36_54"><text:s/></text:span><text:span text:style-name="T36_55">rzeczy</text:span><text:span text:style-name="T36_56">,<text:s/></text:span><text:span text:style-name="T36_57">które</text:span><text:span text:style-name="T36_58"><text:s/></text:span><text:span text:style-name="T36_59">mi</text:span><text:span text:style-name="T36_60"><text:s/></text:span><text:span text:style-name="T36_61">się</text:span><text:span text:style-name="T36_62"><text:s/></text:span><text:span text:style-name="T36_63">nie</text:span><text:span text:style-name="T36_64"><text:s/></text:span><text:span text:style-name="T36_65">podobały</text:span><text:span text:style-name="T36_66">,<text:s/></text:span><text:span text:style-name="T36_67">to</text:span><text:span text:style-name="T36_68"><text:s/></text:span><text:span text:style-name="T36_69">drobiazgi</text:span><text:span text:style-name="T36_70">.<text:s/></text:span><text:span text:style-name="T36_71">Największym</text:span><text:span text:style-name="T36_72"><text:s/></text:span><text:span text:style-name="T36_73">z</text:span><text:span text:style-name="T36_74"><text:s/></text:span><text:span text:style-name="T36_75">nich</text:span><text:span text:style-name="T36_76"><text:s/></text:span><text:span text:style-name="T36_77">było</text:span><text:span text:style-name="T36_78"><text:s/></text:span><text:span text:style-name="T36_79">zmniejszenie</text:span><text:span text:style-name="T36_80"><text:s/></text:span><text:span text:style-name="T36_81">ilości</text:span><text:span text:style-name="T36_82"><text:s/></text:span><text:span text:style-name="T36_83">rodzeństwa</text:span><text:span text:style-name="T36_84"><text:s/>(</text:span><text:span text:style-name="T36_85">które</text:span><text:span text:style-name="T36_86"><text:s/></text:span><text:span text:style-name="T36_87">pojawiło</text:span><text:span text:style-name="T36_88"><text:s/></text:span><text:span text:style-name="T36_89">się</text:span><text:span text:style-name="T36_90"><text:s/></text:span><text:span text:style-name="T36_91">tylko</text:span><text:span text:style-name="T36_92"><text:s/></text:span><text:span text:style-name="T36_93">w</text:span><text:span text:style-name="T36_94"><text:s/></text:span><text:span text:style-name="T36_95">tle</text:span><text:span text:style-name="T36_96">)<text:s/></text:span><text:span text:style-name="T36_97">Prince</text:span><text:span text:style-name="T36_98"><text:s/></text:span><text:span text:style-name="T36_99">Blueblooda</text:span><text:span text:style-name="T36_100"><text:s/></text:span><text:span text:style-name="T36_101">z</text:span><text:span text:style-name="T36_102"><text:s/></text:span><text:span text:style-name="T36_103">pięciu</text:span><text:span text:style-name="T36_104"><text:s/></text:span><text:span text:style-name="T36_105">do</text:span><text:span text:style-name="T36_106"><text:s/></text:span><text:span text:style-name="T36_107">dwóch</text:span><text:span text:style-name="T36_108"><text:s/>–<text:s/></text:span><text:span text:style-name="T36_109">szczegół</text:span><text:span text:style-name="T36_110">,<text:s/></text:span><text:span text:style-name="T36_111">którego</text:span><text:span text:style-name="T36_112"><text:s/></text:span><text:span text:style-name="T36_113">nikt</text:span><text:span text:style-name="T36_114"><text:s/></text:span><text:span text:style-name="T36_115">i</text:span><text:span text:style-name="T36_116"><text:s/></text:span><text:span text:style-name="T36_117">tak</text:span><text:span text:style-name="T36_118"><text:s/></text:span><text:span text:style-name="T36_119">nie</text:span><text:span text:style-name="T36_120"><text:s/></text:span><text:span text:style-name="T36_121">pamięta</text:span><text:span text:style-name="T36_122"><text:s/></text:span><text:span text:style-name="T36_123">albo</text:span><text:span text:style-name="T36_124"><text:s/></text:span><text:span text:style-name="T36_125">nie</text:span><text:span text:style-name="T36_126"><text:s/></text:span><text:span text:style-name="T36_127">obchodzi</text:span><text:span text:style-name="T36_128">.<text:s/></text:span><text:span text:style-name="T36_129">Za</text:span><text:span text:style-name="T36_130"><text:s/></text:span><text:span text:style-name="T36_131">to</text:span><text:span text:style-name="T36_132"><text:s/></text:span><text:span text:style-name="T36_133">raz</text:span><text:span text:style-name="T36_134"><text:s/></text:span><text:span text:style-name="T36_135">na</text:span><text:span text:style-name="T36_136"><text:s/></text:span><text:span text:style-name="T36_137">jakiś</text:span><text:span text:style-name="T36_138"><text:s/></text:span><text:span text:style-name="T36_139">czas</text:span><text:span text:style-name="T36_140"><text:s/></text:span><text:span text:style-name="T36_141">wracam</text:span><text:span text:style-name="T36_142"><text:s/></text:span><text:span text:style-name="T36_143">do</text:span><text:span text:style-name="T36_144"><text:s/></text:span><text:span text:style-name="T36_145">starych</text:span><text:span text:style-name="T36_146"><text:s/></text:span><text:span text:style-name="T36_147">rozdziałów</text:span><text:span text:style-name="T36_148"><text:s/></text:span><text:span text:style-name="T36_149">i</text:span><text:span text:style-name="T36_150"><text:s/></text:span><text:span text:style-name="T36_151">poprawiam</text:span><text:span text:style-name="T36_152"><text:s/></text:span><text:span text:style-name="T36_153">gramatykę</text:span><text:span text:style-name="T36_154"><text:s/></text:span><text:span text:style-name="T36_155">i</text:span><text:span text:style-name="T36_156"><text:s/></text:span><text:span text:style-name="T36_157">słownictwo</text:span><text:span text:style-name="T36_158"><text:s/></text:span><text:span text:style-name="T36_159">w</text:span><text:span text:style-name="T36_160"><text:s/></text:span><text:span text:style-name="T36_161">trosce</text:span><text:span text:style-name="T36_162"><text:s/></text:span><text:span text:style-name="T36_163">o</text:span><text:span text:style-name="T36_164"><text:s/></text:span><text:span text:style-name="T36_165">nowych</text:span><text:span text:style-name="T36_166"><text:s/></text:span><text:span text:style-name="T36_167">czytelników</text:span><text:span text:style-name="T36_168">.</text:span></text:p>
      <text:p text:style-name="P37"/>
      <text:p text:style-name="P38"/>
      <text:p text:style-name="P39"><text:span text:style-name="T39_1">Obrazki</text:span></text:p>
      <text:p text:style-name="P40"><text:span text:style-name="T40_1"><text:a xlink:type="simple" xlink:href="https://cdn-img.fimfiction.net/story/qisd-1432493646-115683-full"><text:span text:style-name="T40_2">https</text:span></text:a></text:span><text:span text:style-name="T40_3"><text:a xlink:type="simple" xlink:href="https://cdn-img.fimfiction.net/story/qisd-1432493646-115683-full"><text:span text:style-name="T40_4">://</text:span></text:a></text:span><text:span text:style-name="T40_5"><text:a xlink:type="simple" xlink:href="https://cdn-img.fimfiction.net/story/qisd-1432493646-115683-full"><text:span text:style-name="T40_6">cdn</text:span></text:a></text:span><text:span text:style-name="T40_7"><text:a xlink:type="simple" xlink:href="https://cdn-img.fimfiction.net/story/qisd-1432493646-115683-full"><text:span text:style-name="T40_8">-</text:span></text:a></text:span><text:span text:style-name="T40_9"><text:a xlink:type="simple" xlink:href="https://cdn-img.fimfiction.net/story/qisd-1432493646-115683-full"><text:span text:style-name="T40_10">img</text:span></text:a></text:span><text:span text:style-name="T40_11"><text:a xlink:type="simple" xlink:href="https://cdn-img.fimfiction.net/story/qisd-1432493646-115683-full"><text:span text:style-name="T40_12">.</text:span></text:a></text:span><text:span text:style-name="T40_13"><text:a xlink:type="simple" xlink:href="https://cdn-img.fimfiction.net/story/qisd-1432493646-115683-full"><text:span text:style-name="T40_14">fimfiction</text:span></text:a></text:span><text:span text:style-name="T40_15"><text:a xlink:type="simple" xlink:href="https://cdn-img.fimfiction.net/story/qisd-1432493646-115683-full"><text:span text:style-name="T40_16">.</text:span></text:a></text:span><text:span text:style-name="T40_17"><text:a xlink:type="simple" xlink:href="https://cdn-img.fimfiction.net/story/qisd-1432493646-115683-full"><text:span text:style-name="T40_18">net</text:span></text:a></text:span><text:span text:style-name="T40_19"><text:a xlink:type="simple" xlink:href="https://cdn-img.fimfiction.net/story/qisd-1432493646-115683-full"><text:span text:style-name="T40_20">/</text:span></text:a></text:span><text:span text:style-name="T40_21"><text:a xlink:type="simple" xlink:href="https://cdn-img.fimfiction.net/story/qisd-1432493646-115683-full"><text:span text:style-name="T40_22">story</text:span></text:a></text:span><text:span text:style-name="T40_23"><text:a xlink:type="simple" xlink:href="https://cdn-img.fimfiction.net/story/qisd-1432493646-115683-full"><text:span text:style-name="T40_24">/</text:span></text:a></text:span><text:span text:style-name="T40_25"><text:a xlink:type="simple" xlink:href="https://cdn-img.fimfiction.net/story/qisd-1432493646-115683-full"><text:span text:style-name="T40_26">qisd</text:span></text:a></text:span><text:span text:style-name="T40_27"><text:a xlink:type="simple" xlink:href="https://cdn-img.fimfiction.net/story/qisd-1432493646-115683-full"><text:span text:style-name="T40_28">-1432493646-115683-</text:span></text:a></text:span><text:span text:style-name="T40_29"><text:a xlink:type="simple" xlink:href="https://cdn-img.fimfiction.net/story/qisd-1432493646-115683-full"><text:span text:style-name="T40_30">full</text:span></text:a></text:span></text:p>
      <text:p text:style-name="P41"><text:span text:style-name="T41_1">źródło</text:span><text:span text:style-name="T41_2"><text:s/></text:span><text:span text:style-name="T41_3"><text:a xlink:type="simple" xlink:href="http://www.fimfiction.net/story/115683/stallions-of-harmony---longest-night"><text:span text:style-name="T41_4">http</text:span></text:a></text:span><text:span text:style-name="T41_5"><text:a xlink:type="simple" xlink:href="http://www.fimfiction.net/story/115683/stallions-of-harmony---longest-night"><text:span text:style-name="T41_6">://</text:span></text:a></text:span><text:span text:style-name="T41_7"><text:a xlink:type="simple" xlink:href="http://www.fimfiction.net/story/115683/stallions-of-harmony---longest-night"><text:span text:style-name="T41_8">www</text:span></text:a></text:span><text:span text:style-name="T41_9"><text:a xlink:type="simple" xlink:href="http://www.fimfiction.net/story/115683/stallions-of-harmony---longest-night"><text:span text:style-name="T41_10">.</text:span></text:a></text:span><text:span text:style-name="T41_11"><text:a xlink:type="simple" xlink:href="http://www.fimfiction.net/story/115683/stallions-of-harmony---longest-night"><text:span text:style-name="T41_12">fimfiction</text:span></text:a></text:span><text:span text:style-name="T41_13"><text:a xlink:type="simple" xlink:href="http://www.fimfiction.net/story/115683/stallions-of-harmony---longest-night"><text:span text:style-name="T41_14">.</text:span></text:a></text:span><text:span text:style-name="T41_15"><text:a xlink:type="simple" xlink:href="http://www.fimfiction.net/story/115683/stallions-of-harmony---longest-night"><text:span text:style-name="T41_16">net</text:span></text:a></text:span><text:span text:style-name="T41_17"><text:a xlink:type="simple" xlink:href="http://www.fimfiction.net/story/115683/stallions-of-harmony---longest-night"><text:span text:style-name="T41_18">/</text:span></text:a></text:span><text:span text:style-name="T41_19"><text:a xlink:type="simple" xlink:href="http://www.fimfiction.net/story/115683/stallions-of-harmony---longest-night"><text:span text:style-name="T41_20">story</text:span></text:a></text:span><text:span text:style-name="T41_21"><text:a xlink:type="simple" xlink:href="http://www.fimfiction.net/story/115683/stallions-of-harmony---longest-night"><text:span text:style-name="T41_22">/115683/</text:span></text:a></text:span><text:span text:style-name="T41_23"><text:a xlink:type="simple" xlink:href="http://www.fimfiction.net/story/115683/stallions-of-harmony---longest-night"><text:span text:style-name="T41_24">stallions</text:span></text:a></text:span><text:span text:style-name="T41_25"><text:a xlink:type="simple" xlink:href="http://www.fimfiction.net/story/115683/stallions-of-harmony---longest-night"><text:span text:style-name="T41_26">-</text:span></text:a></text:span><text:span text:style-name="T41_27"><text:a xlink:type="simple" xlink:href="http://www.fimfiction.net/story/115683/stallions-of-harmony---longest-night"><text:span text:style-name="T41_28">of</text:span></text:a></text:span><text:span text:style-name="T41_29"><text:a xlink:type="simple" xlink:href="http://www.fimfiction.net/story/115683/stallions-of-harmony---longest-night"><text:span text:style-name="T41_30">-</text:span></text:a></text:span><text:span text:style-name="T41_31"><text:a xlink:type="simple" xlink:href="http://www.fimfiction.net/story/115683/stallions-of-harmony---longest-night"><text:span text:style-name="T41_32">harmony</text:span></text:a></text:span><text:span text:style-name="T41_33"><text:a xlink:type="simple" xlink:href="http://www.fimfiction.net/story/115683/stallions-of-harmony---longest-night"><text:span text:style-name="T41_34">---</text:span></text:a></text:span><text:span text:style-name="T41_35"><text:a xlink:type="simple" xlink:href="http://www.fimfiction.net/story/115683/stallions-of-harmony---longest-night"><text:span text:style-name="T41_36">longest</text:span></text:a></text:span><text:span text:style-name="T41_37"><text:a xlink:type="simple" xlink:href="http://www.fimfiction.net/story/115683/stallions-of-harmony---longest-night"><text:span text:style-name="T41_38">-</text:span></text:a></text:span><text:span text:style-name="T41_39"><text:a xlink:type="simple" xlink:href="http://www.fimfiction.net/story/115683/stallions-of-harmony---longest-night"><text:span text:style-name="T41_40">night</text:span></text:a></text:span></text:p>
      <text:p text:style-name="P42"/>
      <text:p text:style-name="P43"><text:span text:style-name="T43_1"><text:a xlink:type="simple" xlink:href="https://derpicdn.net/img/view/2016/8/7/1219415__safe_princess+luna_simple+background_transparent+background_big+macintosh_shining+armor_soarin%27_doctor+whooves_time+turner_car.png"><text:span text:style-name="T43_2">https</text:span></text:a></text:span><text:span text:style-name="T43_3"><text:a xlink:type="simple" xlink:href="https://derpicdn.net/img/view/2016/8/7/1219415__safe_princess+luna_simple+background_transparent+background_big+macintosh_shining+armor_soarin%27_doctor+whooves_time+turner_car.png"><text:span text:style-name="T43_4">://</text:span></text:a></text:span><text:span text:style-name="T43_5"><text:a xlink:type="simple" xlink:href="https://derpicdn.net/img/view/2016/8/7/1219415__safe_princess+luna_simple+background_transparent+background_big+macintosh_shining+armor_soarin%27_doctor+whooves_time+turner_car.png"><text:span text:style-name="T43_6">derpicdn</text:span></text:a></text:span><text:span text:style-name="T43_7"><text:a xlink:type="simple" xlink:href="https://derpicdn.net/img/view/2016/8/7/1219415__safe_princess+luna_simple+background_transparent+background_big+macintosh_shining+armor_soarin%27_doctor+whooves_time+turner_car.png"><text:span text:style-name="T43_8">.</text:span></text:a></text:span><text:span text:style-name="T43_9"><text:a xlink:type="simple" xlink:href="https://derpicdn.net/img/view/2016/8/7/1219415__safe_princess+luna_simple+background_transparent+background_big+macintosh_shining+armor_soarin%27_doctor+whooves_time+turner_car.png"><text:span text:style-name="T43_10">net</text:span></text:a></text:span><text:span text:style-name="T43_11"><text:a xlink:type="simple" xlink:href="https://derpicdn.net/img/view/2016/8/7/1219415__safe_princess+luna_simple+background_transparent+background_big+macintosh_shining+armor_soarin%27_doctor+whooves_time+turner_car.png"><text:span text:style-name="T43_12">/</text:span></text:a></text:span><text:span text:style-name="T43_13"><text:a xlink:type="simple" xlink:href="https://derpicdn.net/img/view/2016/8/7/1219415__safe_princess+luna_simple+background_transparent+background_big+macintosh_shining+armor_soarin%27_doctor+whooves_time+turner_car.png"><text:span text:style-name="T43_14">img</text:span></text:a></text:span><text:span text:style-name="T43_15"><text:a xlink:type="simple" xlink:href="https://derpicdn.net/img/view/2016/8/7/1219415__safe_princess+luna_simple+background_transparent+background_big+macintosh_shining+armor_soarin%27_doctor+whooves_time+turner_car.png"><text:span text:style-name="T43_16">/</text:span></text:a></text:span><text:span text:style-name="T43_17"><text:a xlink:type="simple" xlink:href="https://derpicdn.net/img/view/2016/8/7/1219415__safe_princess+luna_simple+background_transparent+background_big+macintosh_shining+armor_soarin%27_doctor+whooves_time+turner_car.png"><text:span text:style-name="T43_18">view</text:span></text:a></text:span><text:span text:style-name="T43_19"><text:a xlink:type="simple" xlink:href="https://derpicdn.net/img/view/2016/8/7/1219415__safe_princess+luna_simple+background_transparent+background_big+macintosh_shining+armor_soarin%27_doctor+whooves_time+turner_car.png"><text:span text:style-name="T43_20">/2016/8/7/1219415__</text:span></text:a></text:span><text:span text:style-name="T43_21"><text:a xlink:type="simple" xlink:href="https://derpicdn.net/img/view/2016/8/7/1219415__safe_princess+luna_simple+background_transparent+background_big+macintosh_shining+armor_soarin%27_doctor+whooves_time+turner_car.png"><text:span text:style-name="T43_22">safe</text:span></text:a></text:span><text:span text:style-name="T43_23"><text:a xlink:type="simple" xlink:href="https://derpicdn.net/img/view/2016/8/7/1219415__safe_princess+luna_simple+background_transparent+background_big+macintosh_shining+armor_soarin%27_doctor+whooves_time+turner_car.png"><text:span text:style-name="T43_24">_</text:span></text:a></text:span><text:span text:style-name="T43_25"><text:a xlink:type="simple" xlink:href="https://derpicdn.net/img/view/2016/8/7/1219415__safe_princess+luna_simple+background_transparent+background_big+macintosh_shining+armor_soarin%27_doctor+whooves_time+turner_car.png"><text:span text:style-name="T43_26">princess</text:span></text:a></text:span><text:span text:style-name="T43_27"><text:a xlink:type="simple" xlink:href="https://derpicdn.net/img/view/2016/8/7/1219415__safe_princess+luna_simple+background_transparent+background_big+macintosh_shining+armor_soarin%27_doctor+whooves_time+turner_car.png"><text:span text:style-name="T43_28">+</text:span></text:a></text:span><text:span text:style-name="T43_29"><text:a xlink:type="simple" xlink:href="https://derpicdn.net/img/view/2016/8/7/1219415__safe_princess+luna_simple+background_transparent+background_big+macintosh_shining+armor_soarin%27_doctor+whooves_time+turner_car.png"><text:span text:style-name="T43_30">luna</text:span></text:a></text:span><text:span text:style-name="T43_31"><text:a xlink:type="simple" xlink:href="https://derpicdn.net/img/view/2016/8/7/1219415__safe_princess+luna_simple+background_transparent+background_big+macintosh_shining+armor_soarin%27_doctor+whooves_time+turner_car.png"><text:span text:style-name="T43_32">_</text:span></text:a></text:span><text:span text:style-name="T43_33"><text:a xlink:type="simple" xlink:href="https://derpicdn.net/img/view/2016/8/7/1219415__safe_princess+luna_simple+background_transparent+background_big+macintosh_shining+armor_soarin%27_doctor+whooves_time+turner_car.png"><text:span text:style-name="T43_34">simple</text:span></text:a></text:span><text:span text:style-name="T43_35"><text:a xlink:type="simple" xlink:href="https://derpicdn.net/img/view/2016/8/7/1219415__safe_princess+luna_simple+background_transparent+background_big+macintosh_shining+armor_soarin%27_doctor+whooves_time+turner_car.png"><text:span text:style-name="T43_36">+</text:span></text:a></text:span><text:span text:style-name="T43_37"><text:a xlink:type="simple" xlink:href="https://derpicdn.net/img/view/2016/8/7/1219415__safe_princess+luna_simple+background_transparent+background_big+macintosh_shining+armor_soarin%27_doctor+whooves_time+turner_car.png"><text:span text:style-name="T43_38">background</text:span></text:a></text:span><text:span text:style-name="T43_39"><text:a xlink:type="simple" xlink:href="https://derpicdn.net/img/view/2016/8/7/1219415__safe_princess+luna_simple+background_transparent+background_big+macintosh_shining+armor_soarin%27_doctor+whooves_time+turner_car.png"><text:span text:style-name="T43_40">_</text:span></text:a></text:span><text:span text:style-name="T43_41"><text:a xlink:type="simple" xlink:href="https://derpicdn.net/img/view/2016/8/7/1219415__safe_princess+luna_simple+background_transparent+background_big+macintosh_shining+armor_soarin%27_doctor+whooves_time+turner_car.png"><text:span text:style-name="T43_42">transparent</text:span></text:a></text:span><text:span text:style-name="T43_43"><text:a xlink:type="simple" xlink:href="https://derpicdn.net/img/view/2016/8/7/1219415__safe_princess+luna_simple+background_transparent+background_big+macintosh_shining+armor_soarin%27_doctor+whooves_time+turner_car.png"><text:span text:style-name="T43_44">+</text:span></text:a></text:span><text:span text:style-name="T43_45"><text:a xlink:type="simple" xlink:href="https://derpicdn.net/img/view/2016/8/7/1219415__safe_princess+luna_simple+background_transparent+background_big+macintosh_shining+armor_soarin%27_doctor+whooves_time+turner_car.png"><text:span text:style-name="T43_46">background</text:span></text:a></text:span><text:span text:style-name="T43_47"><text:a xlink:type="simple" xlink:href="https://derpicdn.net/img/view/2016/8/7/1219415__safe_princess+luna_simple+background_transparent+background_big+macintosh_shining+armor_soarin%27_doctor+whooves_time+turner_car.png"><text:span text:style-name="T43_48">_</text:span></text:a></text:span><text:span text:style-name="T43_49"><text:a xlink:type="simple" xlink:href="https://derpicdn.net/img/view/2016/8/7/1219415__safe_princess+luna_simple+background_transparent+background_big+macintosh_shining+armor_soarin%27_doctor+whooves_time+turner_car.png"><text:span text:style-name="T43_50">big</text:span></text:a></text:span><text:span text:style-name="T43_51"><text:a xlink:type="simple" xlink:href="https://derpicdn.net/img/view/2016/8/7/1219415__safe_princess+luna_simple+background_transparent+background_big+macintosh_shining+armor_soarin%27_doctor+whooves_time+turner_car.png"><text:span text:style-name="T43_52">+</text:span></text:a></text:span><text:span text:style-name="T43_53"><text:a xlink:type="simple" xlink:href="https://derpicdn.net/img/view/2016/8/7/1219415__safe_princess+luna_simple+background_transparent+background_big+macintosh_shining+armor_soarin%27_doctor+whooves_time+turner_car.png"><text:span text:style-name="T43_54">macintosh</text:span></text:a></text:span><text:span text:style-name="T43_55"><text:a xlink:type="simple" xlink:href="https://derpicdn.net/img/view/2016/8/7/1219415__safe_princess+luna_simple+background_transparent+background_big+macintosh_shining+armor_soarin%27_doctor+whooves_time+turner_car.png"><text:span text:style-name="T43_56">_</text:span></text:a></text:span><text:span text:style-name="T43_57"><text:a xlink:type="simple" xlink:href="https://derpicdn.net/img/view/2016/8/7/1219415__safe_princess+luna_simple+background_transparent+background_big+macintosh_shining+armor_soarin%27_doctor+whooves_time+turner_car.png"><text:span text:style-name="T43_58">shining</text:span></text:a></text:span><text:span text:style-name="T43_59"><text:a xlink:type="simple" xlink:href="https://derpicdn.net/img/view/2016/8/7/1219415__safe_princess+luna_simple+background_transparent+background_big+macintosh_shining+armor_soarin%27_doctor+whooves_time+turner_car.png"><text:span text:style-name="T43_60">+</text:span></text:a></text:span><text:span text:style-name="T43_61"><text:a xlink:type="simple" xlink:href="https://derpicdn.net/img/view/2016/8/7/1219415__safe_princess+luna_simple+background_transparent+background_big+macintosh_shining+armor_soarin%27_doctor+whooves_time+turner_car.png"><text:span text:style-name="T43_62">armor</text:span></text:a></text:span><text:span text:style-name="T43_63"><text:a xlink:type="simple" xlink:href="https://derpicdn.net/img/view/2016/8/7/1219415__safe_princess+luna_simple+background_transparent+background_big+macintosh_shining+armor_soarin%27_doctor+whooves_time+turner_car.png"><text:span text:style-name="T43_64">_</text:span></text:a></text:span><text:span text:style-name="T43_65"><text:a xlink:type="simple" xlink:href="https://derpicdn.net/img/view/2016/8/7/1219415__safe_princess+luna_simple+background_transparent+background_big+macintosh_shining+armor_soarin%27_doctor+whooves_time+turner_car.png"><text:span text:style-name="T43_66">soarin</text:span></text:a></text:span><text:span text:style-name="T43_67"><text:a xlink:type="simple" xlink:href="https://derpicdn.net/img/view/2016/8/7/1219415__safe_princess+luna_simple+background_transparent+background_big+macintosh_shining+armor_soarin%27_doctor+whooves_time+turner_car.png"><text:span text:style-name="T43_68">%27_</text:span></text:a></text:span><text:span text:style-name="T43_69"><text:a xlink:type="simple" xlink:href="https://derpicdn.net/img/view/2016/8/7/1219415__safe_princess+luna_simple+background_transparent+background_big+macintosh_shining+armor_soarin%27_doctor+whooves_time+turner_car.png"><text:span text:style-name="T43_70">doctor</text:span></text:a></text:span><text:span text:style-name="T43_71"><text:a xlink:type="simple" xlink:href="https://derpicdn.net/img/view/2016/8/7/1219415__safe_princess+luna_simple+background_transparent+background_big+macintosh_shining+armor_soarin%27_doctor+whooves_time+turner_car.png"><text:span text:style-name="T43_72">+</text:span></text:a></text:span><text:span text:style-name="T43_73"><text:a xlink:type="simple" xlink:href="https://derpicdn.net/img/view/2016/8/7/1219415__safe_princess+luna_simple+background_transparent+background_big+macintosh_shining+armor_soarin%27_doctor+whooves_time+turner_car.png"><text:span text:style-name="T43_74">whooves</text:span></text:a></text:span><text:span text:style-name="T43_75"><text:a xlink:type="simple" xlink:href="https://derpicdn.net/img/view/2016/8/7/1219415__safe_princess+luna_simple+background_transparent+background_big+macintosh_shining+armor_soarin%27_doctor+whooves_time+turner_car.png"><text:span text:style-name="T43_76">_</text:span></text:a></text:span><text:span text:style-name="T43_77"><text:a xlink:type="simple" xlink:href="https://derpicdn.net/img/view/2016/8/7/1219415__safe_princess+luna_simple+background_transparent+background_big+macintosh_shining+armor_soarin%27_doctor+whooves_time+turner_car.png"><text:span text:style-name="T43_78">time</text:span></text:a></text:span><text:span text:style-name="T43_79"><text:a xlink:type="simple" xlink:href="https://derpicdn.net/img/view/2016/8/7/1219415__safe_princess+luna_simple+background_transparent+background_big+macintosh_shining+armor_soarin%27_doctor+whooves_time+turner_car.png"><text:span text:style-name="T43_80">+</text:span></text:a></text:span><text:span text:style-name="T43_81"><text:a xlink:type="simple" xlink:href="https://derpicdn.net/img/view/2016/8/7/1219415__safe_princess+luna_simple+background_transparent+background_big+macintosh_shining+armor_soarin%27_doctor+whooves_time+turner_car.png"><text:span text:style-name="T43_82">turner</text:span></text:a></text:span><text:span text:style-name="T43_83"><text:a xlink:type="simple" xlink:href="https://derpicdn.net/img/view/2016/8/7/1219415__safe_princess+luna_simple+background_transparent+background_big+macintosh_shining+armor_soarin%27_doctor+whooves_time+turner_car.png"><text:span text:style-name="T43_84">_</text:span></text:a></text:span><text:span text:style-name="T43_85"><text:a xlink:type="simple" xlink:href="https://derpicdn.net/img/view/2016/8/7/1219415__safe_princess+luna_simple+background_transparent+background_big+macintosh_shining+armor_soarin%27_doctor+whooves_time+turner_car.png"><text:span text:style-name="T43_86">car</text:span></text:a></text:span><text:span text:style-name="T43_87"><text:a xlink:type="simple" xlink:href="https://derpicdn.net/img/view/2016/8/7/1219415__safe_princess+luna_simple+background_transparent+background_big+macintosh_shining+armor_soarin%27_doctor+whooves_time+turner_car.png"><text:span text:style-name="T43_88">.</text:span></text:a></text:span><text:span text:style-name="T43_89"><text:a xlink:type="simple" xlink:href="https://derpicdn.net/img/view/2016/8/7/1219415__safe_princess+luna_simple+background_transparent+background_big+macintosh_shining+armor_soarin%27_doctor+whooves_time+turner_car.png"><text:span text:style-name="T43_90">png</text:span></text:a></text:span></text:p>
      <text:p text:style-name="P44"/>
      <text:p text:style-name="P45"><text:span text:style-name="T45_1">źródło</text:span><text:span text:style-name="T45_2"><text:s/></text:span><text:span text:style-name="T45_3"><text:a xlink:type="simple" xlink:href="https://derpibooru.org/1219415?scope=scpeea425fc6d501a59aea0ba0f405f6a3da4342f9c8"><text:span text:style-name="T45_4">https</text:span></text:a></text:span><text:span text:style-name="T45_5"><text:a xlink:type="simple" xlink:href="https://derpibooru.org/1219415?scope=scpeea425fc6d501a59aea0ba0f405f6a3da4342f9c8"><text:span text:style-name="T45_6">://</text:span></text:a></text:span><text:span text:style-name="T45_7"><text:a xlink:type="simple" xlink:href="https://derpibooru.org/1219415?scope=scpeea425fc6d501a59aea0ba0f405f6a3da4342f9c8"><text:span text:style-name="T45_8">derpibooru</text:span></text:a></text:span><text:span text:style-name="T45_9"><text:a xlink:type="simple" xlink:href="https://derpibooru.org/1219415?scope=scpeea425fc6d501a59aea0ba0f405f6a3da4342f9c8"><text:span text:style-name="T45_10">.</text:span></text:a></text:span><text:span text:style-name="T45_11"><text:a xlink:type="simple" xlink:href="https://derpibooru.org/1219415?scope=scpeea425fc6d501a59aea0ba0f405f6a3da4342f9c8"><text:span text:style-name="T45_12">org</text:span></text:a></text:span><text:span text:style-name="T45_13"><text:a xlink:type="simple" xlink:href="https://derpibooru.org/1219415?scope=scpeea425fc6d501a59aea0ba0f405f6a3da4342f9c8"><text:span text:style-name="T45_14">/1219415?</text:span></text:a></text:span><text:span text:style-name="T45_15"><text:a xlink:type="simple" xlink:href="https://derpibooru.org/1219415?scope=scpeea425fc6d501a59aea0ba0f405f6a3da4342f9c8"><text:span text:style-name="T45_16">scope</text:span></text:a></text:span><text:span text:style-name="T45_17"><text:a xlink:type="simple" xlink:href="https://derpibooru.org/1219415?scope=scpeea425fc6d501a59aea0ba0f405f6a3da4342f9c8"><text:span text:style-name="T45_18">=</text:span></text:a></text:span><text:span text:style-name="T45_19"><text:a xlink:type="simple" xlink:href="https://derpibooru.org/1219415?scope=scpeea425fc6d501a59aea0ba0f405f6a3da4342f9c8"><text:span text:style-name="T45_20">scpeea</text:span></text:a></text:span><text:span text:style-name="T45_21"><text:a xlink:type="simple" xlink:href="https://derpibooru.org/1219415?scope=scpeea425fc6d501a59aea0ba0f405f6a3da4342f9c8"><text:span text:style-name="T45_22">425</text:span></text:a></text:span><text:span text:style-name="T45_23"><text:a xlink:type="simple" xlink:href="https://derpibooru.org/1219415?scope=scpeea425fc6d501a59aea0ba0f405f6a3da4342f9c8"><text:span text:style-name="T45_24">fc</text:span></text:a></text:span><text:span text:style-name="T45_25"><text:a xlink:type="simple" xlink:href="https://derpibooru.org/1219415?scope=scpeea425fc6d501a59aea0ba0f405f6a3da4342f9c8"><text:span text:style-name="T45_26">6</text:span></text:a></text:span><text:span text:style-name="T45_27"><text:a xlink:type="simple" xlink:href="https://derpibooru.org/1219415?scope=scpeea425fc6d501a59aea0ba0f405f6a3da4342f9c8"><text:span text:style-name="T45_28">d</text:span></text:a></text:span><text:span text:style-name="T45_29"><text:a xlink:type="simple" xlink:href="https://derpibooru.org/1219415?scope=scpeea425fc6d501a59aea0ba0f405f6a3da4342f9c8"><text:span text:style-name="T45_30">501</text:span></text:a></text:span><text:span text:style-name="T45_31"><text:a xlink:type="simple" xlink:href="https://derpibooru.org/1219415?scope=scpeea425fc6d501a59aea0ba0f405f6a3da4342f9c8"><text:span text:style-name="T45_32">a</text:span></text:a></text:span><text:span text:style-name="T45_33"><text:a xlink:type="simple" xlink:href="https://derpibooru.org/1219415?scope=scpeea425fc6d501a59aea0ba0f405f6a3da4342f9c8"><text:span text:style-name="T45_34">59</text:span></text:a></text:span><text:span text:style-name="T45_35"><text:a xlink:type="simple" xlink:href="https://derpibooru.org/1219415?scope=scpeea425fc6d501a59aea0ba0f405f6a3da4342f9c8"><text:span text:style-name="T45_36">aea</text:span></text:a></text:span><text:span text:style-name="T45_37"><text:a xlink:type="simple" xlink:href="https://derpibooru.org/1219415?scope=scpeea425fc6d501a59aea0ba0f405f6a3da4342f9c8"><text:span text:style-name="T45_38">0</text:span></text:a></text:span><text:span text:style-name="T45_39"><text:a xlink:type="simple" xlink:href="https://derpibooru.org/1219415?scope=scpeea425fc6d501a59aea0ba0f405f6a3da4342f9c8"><text:span text:style-name="T45_40">ba</text:span></text:a></text:span><text:span text:style-name="T45_41"><text:a xlink:type="simple" xlink:href="https://derpibooru.org/1219415?scope=scpeea425fc6d501a59aea0ba0f405f6a3da4342f9c8"><text:span text:style-name="T45_42">0</text:span></text:a></text:span><text:span text:style-name="T45_43"><text:a xlink:type="simple" xlink:href="https://derpibooru.org/1219415?scope=scpeea425fc6d501a59aea0ba0f405f6a3da4342f9c8"><text:span text:style-name="T45_44">f</text:span></text:a></text:span><text:span text:style-name="T45_45"><text:a xlink:type="simple" xlink:href="https://derpibooru.org/1219415?scope=scpeea425fc6d501a59aea0ba0f405f6a3da4342f9c8"><text:span text:style-name="T45_46">405</text:span></text:a></text:span><text:span text:style-name="T45_47"><text:a xlink:type="simple" xlink:href="https://derpibooru.org/1219415?scope=scpeea425fc6d501a59aea0ba0f405f6a3da4342f9c8"><text:span text:style-name="T45_48">f</text:span></text:a></text:span><text:span text:style-name="T45_49"><text:a xlink:type="simple" xlink:href="https://derpibooru.org/1219415?scope=scpeea425fc6d501a59aea0ba0f405f6a3da4342f9c8"><text:span text:style-name="T45_50">6</text:span></text:a></text:span><text:span text:style-name="T45_51"><text:a xlink:type="simple" xlink:href="https://derpibooru.org/1219415?scope=scpeea425fc6d501a59aea0ba0f405f6a3da4342f9c8"><text:span text:style-name="T45_52">a</text:span></text:a></text:span><text:span text:style-name="T45_53"><text:a xlink:type="simple" xlink:href="https://derpibooru.org/1219415?scope=scpeea425fc6d501a59aea0ba0f405f6a3da4342f9c8"><text:span text:style-name="T45_54">3</text:span></text:a></text:span><text:span text:style-name="T45_55"><text:a xlink:type="simple" xlink:href="https://derpibooru.org/1219415?scope=scpeea425fc6d501a59aea0ba0f405f6a3da4342f9c8"><text:span text:style-name="T45_56">da</text:span></text:a></text:span><text:span text:style-name="T45_57"><text:a xlink:type="simple" xlink:href="https://derpibooru.org/1219415?scope=scpeea425fc6d501a59aea0ba0f405f6a3da4342f9c8"><text:span text:style-name="T45_58">4342</text:span></text:a></text:span><text:span text:style-name="T45_59"><text:a xlink:type="simple" xlink:href="https://derpibooru.org/1219415?scope=scpeea425fc6d501a59aea0ba0f405f6a3da4342f9c8"><text:span text:style-name="T45_60">f</text:span></text:a></text:span><text:span text:style-name="T45_61"><text:a xlink:type="simple" xlink:href="https://derpibooru.org/1219415?scope=scpeea425fc6d501a59aea0ba0f405f6a3da4342f9c8"><text:span text:style-name="T45_62">9</text:span></text:a></text:span><text:span text:style-name="T45_63"><text:a xlink:type="simple" xlink:href="https://derpibooru.org/1219415?scope=scpeea425fc6d501a59aea0ba0f405f6a3da4342f9c8"><text:span text:style-name="T45_64">c</text:span></text:a></text:span><text:span text:style-name="T45_65"><text:a xlink:type="simple" xlink:href="https://derpibooru.org/1219415?scope=scpeea425fc6d501a59aea0ba0f405f6a3da4342f9c8"><text:span text:style-name="T45_66">8</text:span></text:a>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